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51cm" fo:margin-left="0.002cm" fo:margin-top="0cm" fo:margin-bottom="0cm" table:align="left" style:writing-mode="page"/>
    </style:style>
    <style:style style:name="Tabla1.A" style:family="table-column">
      <style:table-column-properties style:column-width="5.50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1a1a2e" fo:padding-left="0.212cm" fo:padding-right="0.212cm" fo:padding-top="0.141cm" fo:padding-bottom="0.141cm" fo:border="0.1pt solid #cccccc">
        <style:background-image/>
      </style:table-cell-properties>
    </style:style>
    <style:style style:name="Tabla1.A2" style:family="table-cell">
      <style:table-cell-properties fo:background-color="#ffffff" fo:padding-left="0.212cm" fo:padding-right="0.212cm" fo:padding-top="0.106cm" fo:padding-bottom="0.106cm" fo:border="0.1pt solid #cccccc">
        <style:background-image/>
      </style:table-cell-properties>
    </style:style>
    <style:style style:name="Tabla1.B2" style:family="table-cell">
      <style:table-cell-properties fo:background-color="#f5f5f5" fo:padding-left="0.212cm" fo:padding-right="0.212cm" fo:padding-top="0.106cm" fo:padding-bottom="0.106cm" fo:border="0.1pt solid #cccccc">
        <style:background-image/>
      </style:table-cell-properties>
    </style:style>
    <style:style style:name="Tabla2" style:family="table">
      <style:table-properties style:width="16.51cm" fo:margin-left="0.002cm" fo:margin-top="0cm" fo:margin-bottom="0cm" table:align="left" style:writing-mode="page"/>
    </style:style>
    <style:style style:name="Tabla2.A" style:family="table-column">
      <style:table-column-properties style:column-width="5.29cm"/>
    </style:style>
    <style:style style:name="Tabla2.B" style:family="table-column">
      <style:table-column-properties style:column-width="11.21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1a1a2e" fo:padding-left="0.212cm" fo:padding-right="0.212cm" fo:padding-top="0.141cm" fo:padding-bottom="0.141cm" fo:border="0.1pt solid #cccccc">
        <style:background-image/>
      </style:table-cell-properties>
    </style:style>
    <style:style style:name="Tabla2.A2" style:family="table-cell">
      <style:table-cell-properties fo:background-color="#f5f5f5" fo:padding-left="0.212cm" fo:padding-right="0.212cm" fo:padding-top="0.106cm" fo:padding-bottom="0.106cm" fo:border="0.1pt solid #cccccc">
        <style:background-image/>
      </style:table-cell-properties>
    </style:style>
    <style:style style:name="Tabla2.B2" style:family="table-cell">
      <style:table-cell-properties fo:background-color="#ffffff" fo:padding-left="0.212cm" fo:padding-right="0.212cm" fo:padding-top="0.106cm" fo:padding-bottom="0.106cm" fo:border="0.1pt solid #cccccc">
        <style:background-image/>
      </style:table-cell-properties>
    </style:style>
    <style:style style:name="Tabla3" style:family="table">
      <style:table-properties style:width="16.51cm" fo:margin-left="0.002cm" fo:margin-top="0cm" fo:margin-bottom="0cm" table:align="left" style:writing-mode="page"/>
    </style:style>
    <style:style style:name="Tabla3.A" style:family="table-column">
      <style:table-column-properties style:column-width="16.5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1a3a5c" fo:padding-left="0.282cm" fo:padding-right="0.282cm" fo:padding-top="0.176cm" fo:padding-bottom="0.176cm" fo:border="0.1pt solid #cccccc">
        <style:background-image/>
      </style:table-cell-properties>
    </style:style>
    <style:style style:name="Tabla4" style:family="table">
      <style:table-properties style:width="16.51cm" fo:margin-left="0.002cm" fo:margin-top="0cm" fo:margin-bottom="0cm" table:align="left" style:writing-mode="page"/>
    </style:style>
    <style:style style:name="Tabla4.A" style:family="table-column">
      <style:table-column-properties style:column-width="16.51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d6efd" fo:padding-left="0.282cm" fo:padding-right="0.282cm" fo:padding-top="0.176cm" fo:padding-bottom="0.176cm" fo:border="0.1pt solid #cccccc">
        <style:background-image/>
      </style:table-cell-properties>
    </style:style>
    <style:style style:name="Tabla5" style:family="table">
      <style:table-properties style:width="16.51cm" fo:margin-left="0.002cm" fo:margin-top="0cm" fo:margin-bottom="0cm" table:align="left" style:writing-mode="page"/>
    </style:style>
    <style:style style:name="Tabla5.A" style:family="table-column">
      <style:table-column-properties style:column-width="16.51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6f42c1" fo:padding-left="0.282cm" fo:padding-right="0.282cm" fo:padding-top="0.176cm" fo:padding-bottom="0.176cm" fo:border="0.1pt solid #cccccc">
        <style:background-image/>
      </style:table-cell-properties>
    </style:style>
    <style:style style:name="Tabla6" style:family="table">
      <style:table-properties style:width="16.51cm" fo:margin-left="0.002cm" fo:margin-top="0cm" fo:margin-bottom="0cm" table:align="left" style:writing-mode="page"/>
    </style:style>
    <style:style style:name="Tabla6.A" style:family="table-column">
      <style:table-column-properties style:column-width="16.5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198754" fo:padding-left="0.282cm" fo:padding-right="0.282cm" fo:padding-top="0.176cm" fo:padding-bottom="0.176cm" fo:border="0.1pt solid #cccccc">
        <style:background-image/>
      </style:table-cell-properties>
    </style:style>
    <style:style style:name="Tabla7" style:family="table">
      <style:table-properties style:width="16.51cm" fo:margin-left="0.002cm" fo:margin-top="0cm" fo:margin-bottom="0cm" table:align="left" style:writing-mode="page"/>
    </style:style>
    <style:style style:name="Tabla7.A" style:family="table-column">
      <style:table-column-properties style:column-width="2.115cm"/>
    </style:style>
    <style:style style:name="Tabla7.B" style:family="table-column">
      <style:table-column-properties style:column-width="5.292cm"/>
    </style:style>
    <style:style style:name="Tabla7.C" style:family="table-column">
      <style:table-column-properties style:column-width="3.882cm"/>
    </style:style>
    <style:style style:name="Tabla7.D" style:family="table-column">
      <style:table-column-properties style:column-width="2.82cm"/>
    </style:style>
    <style:style style:name="Tabla7.E" style:family="table-column">
      <style:table-column-properties style:column-width="2.401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1a1a2e" fo:padding-left="0.176cm" fo:padding-right="0.176cm" fo:padding-top="0.141cm" fo:padding-bottom="0.141cm" fo:border="0.1pt solid #cccccc">
        <style:background-image/>
      </style:table-cell-properties>
    </style:style>
    <style:style style:name="Tabla7.A2" style:family="table-cell">
      <style:table-cell-properties fo:background-color="#fff3e0" fo:padding-left="0.176cm" fo:padding-right="0.176cm" fo:padding-top="0.106cm" fo:padding-bottom="0.106cm" fo:border="0.1pt solid #cccccc">
        <style:background-image/>
      </style:table-cell-properties>
    </style:style>
    <style:style style:name="Tabla7.A7" style:family="table-cell">
      <style:table-cell-properties fo:background-color="#eaf9ea" fo:padding-left="0.176cm" fo:padding-right="0.176cm" fo:padding-top="0.106cm" fo:padding-bottom="0.106cm" fo:border="0.1pt solid #cccccc">
        <style:background-image/>
      </style:table-cell-properties>
    </style:style>
    <style:style style:name="Tabla8" style:family="table">
      <style:table-properties style:width="16.51cm" fo:margin-left="0.002cm" fo:margin-top="0cm" fo:margin-bottom="0cm" table:align="left" style:writing-mode="page"/>
    </style:style>
    <style:style style:name="Tabla8.A" style:family="table-column">
      <style:table-column-properties style:column-width="2.115cm"/>
    </style:style>
    <style:style style:name="Tabla8.B" style:family="table-column">
      <style:table-column-properties style:column-width="5.292cm"/>
    </style:style>
    <style:style style:name="Tabla8.C" style:family="table-column">
      <style:table-column-properties style:column-width="3.882cm"/>
    </style:style>
    <style:style style:name="Tabla8.D" style:family="table-column">
      <style:table-column-properties style:column-width="2.82cm"/>
    </style:style>
    <style:style style:name="Tabla8.E" style:family="table-column">
      <style:table-column-properties style:column-width="2.40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1a1a2e" fo:padding-left="0.176cm" fo:padding-right="0.176cm" fo:padding-top="0.141cm" fo:padding-bottom="0.141cm" fo:border="0.1pt solid #cccccc">
        <style:background-image/>
      </style:table-cell-properties>
    </style:style>
    <style:style style:name="Tabla8.A2" style:family="table-cell">
      <style:table-cell-properties fo:background-color="#fff3e0" fo:padding-left="0.176cm" fo:padding-right="0.176cm" fo:padding-top="0.106cm" fo:padding-bottom="0.106cm" fo:border="0.1pt solid #cccccc">
        <style:background-image/>
      </style:table-cell-properties>
    </style:style>
    <style:style style:name="Tabla8.A4" style:family="table-cell">
      <style:table-cell-properties fo:background-color="#eaf9ea" fo:padding-left="0.176cm" fo:padding-right="0.176cm" fo:padding-top="0.106cm" fo:padding-bottom="0.106cm" fo:border="0.1pt solid #cccccc">
        <style:background-image/>
      </style:table-cell-properties>
    </style:style>
    <style:style style:name="Tabla9" style:family="table">
      <style:table-properties style:width="16.51cm" fo:margin-left="0.002cm" fo:margin-top="0cm" fo:margin-bottom="0cm" table:align="left" style:writing-mode="page"/>
    </style:style>
    <style:style style:name="Tabla9.A" style:family="table-column">
      <style:table-column-properties style:column-width="2.115cm"/>
    </style:style>
    <style:style style:name="Tabla9.B" style:family="table-column">
      <style:table-column-properties style:column-width="5.292cm"/>
    </style:style>
    <style:style style:name="Tabla9.C" style:family="table-column">
      <style:table-column-properties style:column-width="3.882cm"/>
    </style:style>
    <style:style style:name="Tabla9.D" style:family="table-column">
      <style:table-column-properties style:column-width="2.82cm"/>
    </style:style>
    <style:style style:name="Tabla9.E" style:family="table-column">
      <style:table-column-properties style:column-width="2.401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1a1a2e" fo:padding-left="0.176cm" fo:padding-right="0.176cm" fo:padding-top="0.141cm" fo:padding-bottom="0.141cm" fo:border="0.1pt solid #cccccc">
        <style:background-image/>
      </style:table-cell-properties>
    </style:style>
    <style:style style:name="Tabla9.A2" style:family="table-cell">
      <style:table-cell-properties fo:background-color="#fff3e0" fo:padding-left="0.176cm" fo:padding-right="0.176cm" fo:padding-top="0.106cm" fo:padding-bottom="0.106cm" fo:border="0.1pt solid #cccccc">
        <style:background-image/>
      </style:table-cell-properties>
    </style:style>
    <style:style style:name="Tabla9.A7" style:family="table-cell">
      <style:table-cell-properties fo:background-color="#eaf9ea" fo:padding-left="0.176cm" fo:padding-right="0.176cm" fo:padding-top="0.106cm" fo:padding-bottom="0.106cm" fo:border="0.1pt solid #cccccc">
        <style:background-image/>
      </style:table-cell-properties>
    </style:style>
    <style:style style:name="Tabla10" style:family="table">
      <style:table-properties style:width="16.51cm" fo:margin-left="0.002cm" fo:margin-top="0cm" fo:margin-bottom="0cm" table:align="left" style:writing-mode="page"/>
    </style:style>
    <style:style style:name="Tabla10.A" style:family="table-column">
      <style:table-column-properties style:column-width="2.115cm"/>
    </style:style>
    <style:style style:name="Tabla10.B" style:family="table-column">
      <style:table-column-properties style:column-width="5.292cm"/>
    </style:style>
    <style:style style:name="Tabla10.C" style:family="table-column">
      <style:table-column-properties style:column-width="3.882cm"/>
    </style:style>
    <style:style style:name="Tabla10.D" style:family="table-column">
      <style:table-column-properties style:column-width="2.82cm"/>
    </style:style>
    <style:style style:name="Tabla10.E" style:family="table-column">
      <style:table-column-properties style:column-width="2.40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1a1a2e" fo:padding-left="0.176cm" fo:padding-right="0.176cm" fo:padding-top="0.141cm" fo:padding-bottom="0.141cm" fo:border="0.1pt solid #cccccc">
        <style:background-image/>
      </style:table-cell-properties>
    </style:style>
    <style:style style:name="Tabla10.A2" style:family="table-cell">
      <style:table-cell-properties fo:background-color="#fff3e0" fo:padding-left="0.176cm" fo:padding-right="0.176cm" fo:padding-top="0.106cm" fo:padding-bottom="0.106cm" fo:border="0.1pt solid #cccccc">
        <style:background-image/>
      </style:table-cell-properties>
    </style:style>
    <style:style style:name="Tabla10.A5" style:family="table-cell">
      <style:table-cell-properties fo:background-color="#eaf9ea" fo:padding-left="0.176cm" fo:padding-right="0.176cm" fo:padding-top="0.106cm" fo:padding-bottom="0.106cm" fo:border="0.1pt solid #cccccc">
        <style:background-image/>
      </style:table-cell-properties>
    </style:style>
    <style:style style:name="Tabla11" style:family="table">
      <style:table-properties style:width="16.51cm" fo:margin-left="0.002cm" fo:margin-top="0cm" fo:margin-bottom="0cm" table:align="left" style:writing-mode="page"/>
    </style:style>
    <style:style style:name="Tabla11.A" style:family="table-column">
      <style:table-column-properties style:column-width="2.115cm"/>
    </style:style>
    <style:style style:name="Tabla11.B" style:family="table-column">
      <style:table-column-properties style:column-width="5.292cm"/>
    </style:style>
    <style:style style:name="Tabla11.C" style:family="table-column">
      <style:table-column-properties style:column-width="3.882cm"/>
    </style:style>
    <style:style style:name="Tabla11.D" style:family="table-column">
      <style:table-column-properties style:column-width="2.82cm"/>
    </style:style>
    <style:style style:name="Tabla11.E" style:family="table-column">
      <style:table-column-properties style:column-width="2.40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1a1a2e" fo:padding-left="0.176cm" fo:padding-right="0.176cm" fo:padding-top="0.141cm" fo:padding-bottom="0.141cm" fo:border="0.1pt solid #cccccc">
        <style:background-image/>
      </style:table-cell-properties>
    </style:style>
    <style:style style:name="Tabla11.A2" style:family="table-cell">
      <style:table-cell-properties fo:background-color="#eaf9ea" fo:padding-left="0.176cm" fo:padding-right="0.176cm" fo:padding-top="0.106cm" fo:padding-bottom="0.106cm" fo:border="0.1pt solid #cccccc">
        <style:background-image/>
      </style:table-cell-properties>
    </style:style>
    <style:style style:name="Tabla11.A3" style:family="table-cell">
      <style:table-cell-properties fo:background-color="#fff3e0" fo:padding-left="0.176cm" fo:padding-right="0.176cm" fo:padding-top="0.106cm" fo:padding-bottom="0.106cm" fo:border="0.1pt solid #cccccc">
        <style:background-image/>
      </style:table-cell-properties>
    </style:style>
    <style:style style:name="Tabla11.A7" style:family="table-cell">
      <style:table-cell-properties fo:background-color="#ffebee" fo:padding-left="0.176cm" fo:padding-right="0.176cm" fo:padding-top="0.106cm" fo:padding-bottom="0.106cm" fo:border="0.1pt solid #cccccc">
        <style:background-image/>
      </style:table-cell-properties>
    </style:style>
    <style:style style:name="Tabla12" style:family="table">
      <style:table-properties style:width="16.51cm" fo:margin-left="0.002cm" fo:margin-top="0cm" fo:margin-bottom="0cm" table:align="left" style:writing-mode="page"/>
    </style:style>
    <style:style style:name="Tabla12.A" style:family="table-column">
      <style:table-column-properties style:column-width="4.128cm"/>
    </style:style>
    <style:style style:name="Tabla12.D" style:family="table-column">
      <style:table-column-properties style:column-width="4.126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1a1a2e" fo:padding-left="0.212cm" fo:padding-right="0.212cm" fo:padding-top="0.141cm" fo:padding-bottom="0.141cm" fo:border="0.1pt solid #cccccc">
        <style:background-image/>
      </style:table-cell-properties>
    </style:style>
    <style:style style:name="Tabla12.A2" style:family="table-cell">
      <style:table-cell-properties fo:background-color="#e8f4fd" fo:padding-left="0.212cm" fo:padding-right="0.212cm" fo:padding-top="0.106cm" fo:padding-bottom="0.106cm" fo:border="0.1pt solid #cccccc">
        <style:background-image/>
      </style:table-cell-properties>
    </style:style>
    <style:style style:name="Tabla12.B2" style:family="table-cell">
      <style:table-cell-properties fo:background-color="#ffffff" fo:padding-left="0.212cm" fo:padding-right="0.212cm" fo:padding-top="0.106cm" fo:padding-bottom="0.106cm" fo:border="0.1pt solid #cccccc">
        <style:background-image/>
      </style:table-cell-properties>
    </style:style>
    <style:style style:name="Tabla13" style:family="table">
      <style:table-properties style:width="16.51cm" fo:margin-left="0.002cm" fo:margin-top="0cm" fo:margin-bottom="0cm" table:align="left" style:writing-mode="page"/>
    </style:style>
    <style:style style:name="Tabla13.A" style:family="table-column">
      <style:table-column-properties style:column-width="2.469cm"/>
    </style:style>
    <style:style style:name="Tabla13.B" style:family="table-column">
      <style:table-column-properties style:column-width="10.16cm"/>
    </style:style>
    <style:style style:name="Tabla13.C" style:family="table-column">
      <style:table-column-properties style:column-width="3.881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1a1a2e" fo:padding-left="0.212cm" fo:padding-right="0.212cm" fo:padding-top="0.141cm" fo:padding-bottom="0.141cm" fo:border="0.1pt solid #cccccc">
        <style:background-image/>
      </style:table-cell-properties>
    </style:style>
    <style:style style:name="Tabla13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a13.A3" style:family="table-cell">
      <style:table-cell-properties fo:background-color="#e8f4fd" fo:padding-left="0.212cm" fo:padding-right="0.212cm" fo:padding-top="0.141cm" fo:padding-bottom="0.141cm" fo:border="0.1pt solid #cccccc">
        <style:background-image/>
      </style:table-cell-properties>
    </style:style>
    <style:style style:name="Tabla14" style:family="table">
      <style:table-properties style:width="16.51cm" fo:margin-left="0.002cm" fo:margin-top="0cm" fo:margin-bottom="0cm" table:align="left" style:writing-mode="page"/>
    </style:style>
    <style:style style:name="Tabla14.A" style:family="table-column">
      <style:table-column-properties style:column-width="0.704cm"/>
    </style:style>
    <style:style style:name="Tabla14.B" style:family="table-column">
      <style:table-column-properties style:column-width="15.804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1a1a2e" fo:padding-left="0.212cm" fo:padding-right="0.212cm" fo:padding-top="0.141cm" fo:padding-bottom="0.141cm" fo:border="0.1pt solid #cccccc">
        <style:background-image/>
      </style:table-cell-properties>
    </style:style>
    <style:style style:name="Tabla14.B1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P1" style:family="paragraph" style:parent-style-name="Heading_20_1">
      <style:paragraph-properties fo:margin-top="0cm" fo:margin-bottom="0.282cm" style:contextual-spacing="false" fo:break-before="page"/>
    </style:style>
    <style:style style:name="P2" style:family="paragraph" style:parent-style-name="Heading_20_2">
      <style:paragraph-properties fo:margin-top="0.494cm" fo:margin-bottom="0.212cm" style:contextual-spacing="false"/>
    </style:style>
    <style:style style:name="P3" style:family="paragraph" style:parent-style-name="List_20_Paragraph" style:list-style-name="WWNum2">
      <style:paragraph-properties fo:margin-top="0.071cm" fo:margin-bottom="0.071cm" style:contextual-spacing="false"/>
    </style:style>
    <style:style style:name="P4" style:family="paragraph" style:parent-style-name="List_20_Paragraph" style:list-style-name="WWNum2">
      <style:paragraph-properties fo:margin-top="0.053cm" fo:margin-bottom="0.053cm" style:contextual-spacing="false"/>
    </style:style>
    <style:style style:name="P5" style:family="paragraph" style:parent-style-name="Standard">
      <style:paragraph-properties fo:margin-top="2.117cm" fo:margin-bottom="0.141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.141cm" style:contextual-spacing="false" fo:text-align="center" style:justify-single-word="false"/>
    </style:style>
    <style:style style:name="P7" style:family="paragraph" style:parent-style-name="Standard">
      <style:paragraph-properties fo:margin-top="0.141cm" fo:margin-bottom="0.141cm" style:contextual-spacing="false" fo:text-align="center" style:justify-single-word="false"/>
    </style:style>
    <style:style style:name="P8" style:family="paragraph" style:parent-style-name="Standard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Standard">
      <style:paragraph-properties fo:margin-top="0.353cm" fo:margin-bottom="0cm" style:contextual-spacing="false"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.141cm" fo:margin-bottom="0cm" style:contextual-spacing="false" fo:text-align="center" style:justify-single-word="false"/>
    </style:style>
    <style:style style:name="P12" style:family="paragraph" style:parent-style-name="Standard">
      <style:paragraph-properties fo:margin-top="0.212cm" fo:margin-bottom="0.212cm" style:contextual-spacing="false" fo:padding="0cm" fo:border-left="none" fo:border-right="none" fo:border-top="none" fo:border-bottom="0.51pt solid #4a90d9"/>
    </style:style>
    <style:style style:name="P13" style:family="paragraph" style:parent-style-name="Standard">
      <style:paragraph-properties fo:margin-top="0.106cm" fo:margin-bottom="0.106cm" style:contextual-spacing="false"/>
    </style:style>
    <style:style style:name="P14" style:family="paragraph" style:parent-style-name="Standard">
      <style:paragraph-properties fo:margin-top="0.141cm" fo:margin-bottom="0.141cm" style:contextual-spacing="false"/>
    </style:style>
    <style:style style:name="P15" style:family="paragraph" style:parent-style-name="Standard">
      <style:paragraph-properties fo:margin-top="0.212cm" fo:margin-bottom="0.141cm" style:contextual-spacing="false"/>
    </style:style>
    <style:style style:name="P16" style:family="paragraph" style:parent-style-name="Standard">
      <style:paragraph-properties fo:margin-top="0cm" fo:margin-bottom="0.106cm" style:contextual-spacing="false"/>
    </style:style>
    <style:style style:name="P17" style:family="paragraph" style:parent-style-name="Standard">
      <style:paragraph-properties fo:margin-top="0cm" fo:margin-bottom="0.071cm" style:contextual-spacing="false"/>
    </style:style>
    <style:style style:name="P18" style:family="paragraph" style:parent-style-name="Standard">
      <style:paragraph-properties fo:margin-top="0.053cm" fo:margin-bottom="0.053cm" style:contextual-spacing="false"/>
    </style:style>
    <style:style style:name="P19" style:family="paragraph" style:parent-style-name="Standard">
      <style:paragraph-properties fo:margin-top="0.141cm" fo:margin-bottom="0cm" style:contextual-spacing="false"/>
    </style:style>
    <style:style style:name="P20" style:family="paragraph" style:parent-style-name="Standard">
      <style:paragraph-properties fo:margin-top="0.141cm" fo:margin-bottom="0.071cm" style:contextual-spacing="false"/>
    </style:style>
    <style:style style:name="P21" style:family="paragraph" style:parent-style-name="Standard">
      <style:paragraph-properties fo:margin-top="0.353cm" fo:margin-bottom="0.141cm" style:contextual-spacing="false"/>
    </style:style>
    <style:style style:name="P22" style:family="paragraph" style:parent-style-name="Standard">
      <style:text-properties officeooo:rsid="00033222" officeooo:paragraph-rsid="00033222"/>
    </style:style>
    <style:style style:name="T1" style:family="text">
      <style:text-properties fo:color="#4a90d9" loext:opacity="100%" style:font-name="Arial" fo:font-size="40pt" fo:font-weight="bold" style:font-name-asian="Arial2" style:font-size-asian="40pt" style:font-weight-asian="bold" style:font-name-complex="Arial2" style:font-size-complex="40pt" style:font-weight-complex="bold"/>
    </style:style>
    <style:style style:name="T2" style:family="text">
      <style:text-properties fo:color="#4a90d9" loext:opacity="100%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3" style:family="text">
      <style:text-properties fo:color="#4a90d9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4" style:family="text">
      <style:text-properties fo:color="#888888" loext:opacity="100%" style:font-name="Arial" fo:font-size="20pt" fo:font-weight="normal" style:font-name-asian="Arial2" style:font-size-asian="20pt" style:font-weight-asian="normal" style:font-name-complex="Arial2" style:font-size-complex="20pt" style:font-weight-complex="normal"/>
    </style:style>
    <style:style style:name="T5" style:family="text">
      <style:text-properties fo:color="#555555" loext:opacity="100%" style:font-name="Arial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6" style:family="text">
      <style:text-properties fo:color="#555555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7" style:family="text">
      <style:text-properties fo:color="#777777" loext:opacity="100%" style:font-name="Arial" fo:font-size="11pt" style:font-name-asian="Arial2" style:font-size-asian="11pt" style:font-name-complex="Arial2" style:font-size-complex="11pt"/>
    </style:style>
    <style:style style:name="T8" style:family="text">
      <style:text-properties fo:color="#aaaaaa" loext:opacity="100%" style:font-name="Arial" fo:font-size="9pt" style:font-name-asian="Arial2" style:font-size-asian="9pt" style:font-name-complex="Arial2" style:font-size-complex="9pt"/>
    </style:style>
    <style:style style:name="T9" style:family="text">
      <style:text-properties fo:color="#aaaaaa" loext:opacity="100%" style:font-name="Arial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10" style:family="text">
      <style:text-properties fo:color="#1a1a2e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1" style:family="text">
      <style:text-properties style:font-name="Arial" fo:font-size="11pt" style:font-name-asian="Arial2" style:font-size-asian="11pt" style:font-name-complex="Arial2" style:font-size-complex="11pt"/>
    </style:style>
    <style:style style:name="T12" style:family="text"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4" style:family="text">
      <style:text-properties style:font-name="Arial" fo:font-size="10pt" style:font-name-asian="Arial2" style:font-size-asian="10pt" style:font-name-complex="Arial2" style:font-size-complex="10pt"/>
    </style:style>
    <style:style style:name="T15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" fo:font-size="9pt" style:font-name-asian="Arial2" style:font-size-asian="9pt" style:font-name-complex="Arial2" style:font-size-complex="9pt"/>
    </style:style>
    <style:style style:name="T17" style:family="text">
      <style:text-properties style:font-name="Arial" fo:font-size="9pt" officeooo:rsid="00033222" style:font-name-asian="Arial2" style:font-size-asian="9pt" style:font-name-complex="Arial2" style:font-size-complex="9pt"/>
    </style:style>
    <style:style style:name="T18" style:family="text">
      <style:text-properties style:font-name="Arial" fo:font-size="9.5pt" fo:font-weight="normal" style:font-name-asian="Arial2" style:font-size-asian="9.5pt" style:font-weight-asian="normal" style:font-name-complex="Arial2" style:font-size-complex="9.5pt" style:font-weight-complex="normal"/>
    </style:style>
    <style:style style:name="T19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20" style:family="text">
      <style:text-properties fo:color="#ffffff" loext:opacity="100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21" style:family="text">
      <style:text-properties fo:color="#ffffff" loext:opacity="100%" style:font-name="Arial" fo:font-size="10pt" style:font-name-asian="Arial2" style:font-size-asian="10pt" style:font-name-complex="Arial2" style:font-size-complex="10pt"/>
    </style:style>
    <style:style style:name="T22" style:family="text">
      <style:text-properties fo:color="#ffffff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23" style:family="text">
      <style:text-properties fo:color="#ffffff" loext:opacity="100%" style:font-name="Arial" fo:font-size="13pt" fo:font-weight="bold" officeooo:rsid="0002364c" style:font-name-asian="Arial2" style:font-size-asian="13pt" style:font-weight-asian="bold" style:font-name-complex="Arial2" style:font-size-complex="13pt" style:font-weight-complex="bold"/>
    </style:style>
    <style:style style:name="T24" style:family="text">
      <style:text-properties fo:color="#ffffff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25" style:family="text">
      <style:text-properties fo:color="#c0392b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26" style:family="text">
      <style:text-properties fo:color="#444444" loext:opacity="100%" style:font-name="Arial" fo:font-size="10pt" style:font-name-asian="Arial2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upCrud</text:span></text:p>
      <text:p text:style-name="P6"><text:span text:style-name="T4">by Crudzaso</text:span></text:p>
      <text:p text:style-name="P12"/>
      <text:p text:style-name="P7"><text:span text:style-name="T5">Plan de Proyecto · Sprint 5 Días</text:span></text:p>
      <text:p text:style-name="P8"><text:span text:style-name="T7">Equipo Crudzaso <text:s/>· <text:s/>MVP Funcional <text:s/>· <text:s/>Exposición Comercial</text:span></text:p>
      <text:p text:style-name="P9"><text:span text:style-name="T8">Documento de arranque · Confidencial del equipo</text:span></text:p>
      <text:p text:style-name="Standard"/>
      <text:h text:style-name="P1" text:outline-level="1"><text:span text:style-name="T2">1. Contexto Inicial del Proyecto</text:span></text:h>
      <text:p text:style-name="P12"/>
      <text:h text:style-name="P2" text:outline-level="2"><text:span text:style-name="T10">¿Qué es SupCrud?</text:span></text:h>
      <text:p text:style-name="P13"><text:span text:style-name="T11">SupCrud by Crudzaso es una plataforma SaaS de gestión de PQRS (Peticiones, Quejas, Reclamos y Sugerencias). Permite a cualquier negocio integrar un sistema de soporte en su sitio web mediante un widget embebible, sin que los usuarios finales necesiten crear una cuenta.</text:span></text:p>
      <text:p text:style-name="P14"/>
      <text:h text:style-name="P2" text:outline-level="2"><text:span text:style-name="T10">El problema que resuelve</text:span></text:h>
      <text:list text:style-name="WWNum2">
        <text:list-item text:start-value="1">
          <text:p text:style-name="P3"><text:span text:style-name="T12">Las empresas pequeñas no tienen infraestructura de soporte organizada.</text:span></text:p>
        </text:list-item>
        <text:list-item>
          <text:p text:style-name="P3"><text:span text:style-name="T12">Los clientes no saben el estado de sus quejas o peticiones.</text:span></text:p>
        </text:list-item>
        <text:list-item>
          <text:p text:style-name="P3"><text:span text:style-name="T12">No existe una forma sencilla de incrustar un sistema de tickets sin pagar soluciones enterprise.</text:span></text:p>
        </text:list-item>
      </text:list>
      <text:p text:style-name="P14"/>
      <text:h text:style-name="P2" text:outline-level="2"><text:span text:style-name="T10">Nuestra propuesta de valor</text:span></text:h>
      <text:list text:continue-numbering="true" text:style-name="WWNum2">
        <text:list-item>
          <text:p text:style-name="P3"><text:span text:style-name="T12">Widget embebible listo en minutos para cualquier sitio web.</text:span></text:p>
        </text:list-item>
        <text:list-item>
          <text:p text:style-name="P3"><text:span text:style-name="T12">Consulta pública de ticket con código único, sin necesidad de cuenta.</text:span></text:p>
        </text:list-item>
        <text:list-item>
          <text:p text:style-name="P3"><text:span text:style-name="T12">Validación de identidad con OTP para ver el detalle completo.</text:span></text:p>
        </text:list-item>
        <text:list-item>
          <text:p text:style-name="P3"><text:span text:style-name="T12">Add-ons activables: IA para clasificación automática, adjuntos con Cloudinary.</text:span></text:p>
        </text:list-item>
        <text:list-item>
          <text:p text:style-name="P3"><text:span text:style-name="T12">Panel de administración multi-workspace para negocios con múltiples marcas.</text:span></text:p>
        </text:list-item>
      </text:list>
      <text:p text:style-name="P14"/>
      <text:h text:style-name="P2" text:outline-level="2"><text:span text:style-name="T10">Estado actual del proyecto</text:span>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0"><text:span text:style-name="T19">Componente</text:span></text:p>
          </table:table-cell>
          <table:table-cell table:style-name="Tabla1.A1" office:value-type="string">
            <text:p text:style-name="P10"><text:span text:style-name="T19">Estado</text:span></text:p>
          </table:table-cell>
          <table:table-cell table:style-name="Tabla1.A1" office:value-type="string">
            <text:p text:style-name="P10"><text:span text:style-name="T19">Prioridad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Repositorio GitHub</text:span></text:p>
          </table:table-cell>
          <table:table-cell table:style-name="Tabla1.B2" office:value-type="string">
            <text:p text:style-name="Standard"><text:span text:style-name="T14">⬜ Por crear</text:span></text:p>
          </table:table-cell>
          <table:table-cell table:style-name="Tabla1.A2" office:value-type="string">
            <text:p text:style-name="Standard"><text:span text:style-name="T14">🔴 Inmediato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Base de datos SQL (PG)</text:span></text:p>
          </table:table-cell>
          <table:table-cell table:style-name="Tabla1.B2" office:value-type="string">
            <text:p text:style-name="Standard"><text:span text:style-name="T14">⬜ Por configurar</text:span></text:p>
          </table:table-cell>
          <table:table-cell table:style-name="Tabla1.A2" office:value-type="string">
            <text:p text:style-name="Standard"><text:span text:style-name="T14">🔴 Día 1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Base de datos MongoDB Atlas</text:span></text:p>
          </table:table-cell>
          <table:table-cell table:style-name="Tabla1.B2" office:value-type="string">
            <text:p text:style-name="Standard"><text:span text:style-name="T14">⬜ Por configurar</text:span></text:p>
          </table:table-cell>
          <table:table-cell table:style-name="Tabla1.A2" office:value-type="string">
            <text:p text:style-name="Standard"><text:span text:style-name="T14">🔴 Día 1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Backend Node.js + Express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🔴 Día 1-2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Autenticación (JWT + Google)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🔴 Día 1-2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Panel Workspace (tickets)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🟡 Día 2-3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Panel Owner Global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🟡 Día 2-3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Widget Embebible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🟡 Día 3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Consulta pública + OTP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🟡 Día 3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Add-on: Attachments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🟠 Día 4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Add-on: AI Assist (OpenAI)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🟠 Día 4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Swagger documentado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🟠 Día 4</text:span></text:p>
          </table:table-cell>
        </table:table-row>
        <text:soft-page-break/>
        <table:table-row table:style-name="Tabla1.1">
          <table:table-cell table:style-name="Tabla1.A2" office:value-type="string">
            <text:p text:style-name="Standard"><text:span text:style-name="T14">Docusaurus desplegado</text:span></text:p>
          </table:table-cell>
          <table:table-cell table:style-name="Tabla1.B2" office:value-type="string">
            <text:p text:style-name="Standard"><text:span text:style-name="T14">⬜ Por construir</text:span></text:p>
          </table:table-cell>
          <table:table-cell table:style-name="Tabla1.A2" office:value-type="string">
            <text:p text:style-name="Standard"><text:span text:style-name="T14">🟠 Día 5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14">Despliegue GitHub Pages + backend</text:span></text:p>
          </table:table-cell>
          <table:table-cell table:style-name="Tabla1.B2" office:value-type="string">
            <text:p text:style-name="Standard"><text:span text:style-name="T14">⬜ Por hacer</text:span></text:p>
          </table:table-cell>
          <table:table-cell table:style-name="Tabla1.A2" office:value-type="string">
            <text:p text:style-name="Standard"><text:span text:style-name="T14">🔴 Día 5</text:span></text:p>
          </table:table-cell>
        </table:table-row>
      </table:table>
      <text:p text:style-name="Standard"/>
      <text:h text:style-name="P1" text:outline-level="1"><text:span text:style-name="T2">2. Diagnóstico Técnico y Decisiones Clave</text:span></text:h>
      <text:p text:style-name="P12"/>
      <text:h text:style-name="P2" text:outline-level="2"><text:span text:style-name="T10">⚠️ <text:s/>Realidad del proyecto en 5 días</text:span></text:h>
      <text:p text:style-name="P13"><text:span text:style-name="T25">Con 4 personas, 4-6 horas/día y conocimiento en JS vanilla + Node básico, el sistema completo tiene aproximadamente 15 módulos. Construirlo todo al 100% es inviable. El plan que sigue es el ÓPTIMO: máximo impacto funcional real para la exposición.</text:span></text:p>
      <text:p text:style-name="P14"/>
      <text:h text:style-name="P2" text:outline-level="2"><text:span text:style-name="T10">Decisiones de arquitectura adoptadas</text:span></text:h>
      <text:list text:continue-numbering="true" text:style-name="WWNum2">
        <text:list-item>
          <text:p text:style-name="P3"><text:span text:style-name="T12">Backend: Node.js + Express, desplegado en Render (gratuito, compatible con GitHub).</text:span></text:p>
        </text:list-item>
        <text:list-item>
          <text:p text:style-name="P3"><text:span text:style-name="T12">Base de datos SQL: PostgreSQL en Supabase (gratuito, sin necesidad de servidor propio).</text:span></text:p>
        </text:list-item>
        <text:list-item>
          <text:p text:style-name="P3"><text:span text:style-name="T12">Base de datos NoSQL: MongoDB Atlas (tier gratuito, gestión de tickets y eventos).</text:span></text:p>
        </text:list-item>
        <text:list-item>
          <text:p text:style-name="P3"><text:span text:style-name="T12">Frontend: HTML + CSS + JS vanilla con Tailwind CDN, desplegado en GitHub Pages.</text:span></text:p>
        </text:list-item>
        <text:list-item>
          <text:p text:style-name="P3"><text:span text:style-name="T12">Auth: JWT para email/pass + Google OAuth con passport.js.</text:span></text:p>
        </text:list-item>
        <text:list-item>
          <text:p text:style-name="P3"><text:span text:style-name="T12">Archivos: Cloudinary (add-on Attachments).</text:span></text:p>
        </text:list-item>
        <text:list-item>
          <text:p text:style-name="P3"><text:span text:style-name="T12">IA: OpenAI API desde backend (add-on AI Assist).</text:span></text:p>
        </text:list-item>
        <text:list-item>
          <text:p text:style-name="P3"><text:span text:style-name="T12">Documentación: Docusaurus desplegado en GitHub Pages (subdirectorio /docs).</text:span></text:p>
        </text:list-item>
        <text:list-item>
          <text:p text:style-name="P3"><text:span text:style-name="T12">Widget: Script JS embebible que se inyecta como iframe o web component.</text:span></text:p>
        </text:list-item>
      </text:list>
      <text:p text:style-name="P14"/>
      <text:h text:style-name="P2" text:outline-level="2"><text:span text:style-name="T10">Estructura de repositorios sugerida</text:span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<text:span text:style-name="T19">Repo</text:span></text:p>
          </table:table-cell>
          <table:table-cell table:style-name="Tabla2.A1" office:value-type="string">
            <text:p text:style-name="Standard"><text:span text:style-name="T19">Contenido</text:span></text:p>
          </table:table-cell>
        </table:table-row>
        <table:table-row table:style-name="Tabla2.1">
          <table:table-cell table:style-name="Tabla2.A2" office:value-type="string">
            <text:p text:style-name="Standard"><text:span text:style-name="T3">supcrud-backend</text:span></text:p>
          </table:table-cell>
          <table:table-cell table:style-name="Tabla2.B2" office:value-type="string">
            <text:p text:style-name="Standard"><text:span text:style-name="T14">API REST Node.js + Express. Se despliega en Render.</text:span></text:p>
          </table:table-cell>
        </table:table-row>
        <table:table-row table:style-name="Tabla2.1">
          <table:table-cell table:style-name="Tabla2.A2" office:value-type="string">
            <text:p text:style-name="Standard"><text:span text:style-name="T3">supcrud-frontend</text:span></text:p>
          </table:table-cell>
          <table:table-cell table:style-name="Tabla2.B2" office:value-type="string">
            <text:p text:style-name="Standard"><text:span text:style-name="T14">HTML/CSS/JS vanilla. Panel workspace, owner, consulta pública. GitHub Pages.</text:span></text:p>
          </table:table-cell>
        </table:table-row>
        <table:table-row table:style-name="Tabla2.1">
          <table:table-cell table:style-name="Tabla2.A2" office:value-type="string">
            <text:p text:style-name="Standard"><text:span text:style-name="T3">supcrud-widget</text:span></text:p>
          </table:table-cell>
          <table:table-cell table:style-name="Tabla2.B2" office:value-type="string">
            <text:p text:style-name="Standard"><text:span text:style-name="T14">Script embebible JS independiente. GitHub Pages.</text:span></text:p>
          </table:table-cell>
        </table:table-row>
        <table:table-row table:style-name="Tabla2.1">
          <table:table-cell table:style-name="Tabla2.A2" office:value-type="string">
            <text:p text:style-name="Standard"><text:span text:style-name="T3">supcrud-docs</text:span></text:p>
          </table:table-cell>
          <table:table-cell table:style-name="Tabla2.B2" office:value-type="string">
            <text:p text:style-name="Standard"><text:span text:style-name="T14">Docusaurus. Documentación técnica. GitHub Pages.</text:span></text:p>
          </table:table-cell>
        </table:table-row>
      </table:table>
      <text:p text:style-name="Standard"/>
      <text:h text:style-name="P1" text:outline-level="1"><text:span text:style-name="T2">3. Roles y Responsabilidades del Equipo</text:span></text:h>
      <text:p text:style-name="P12"/>
      <text:p text:style-name="P13"><text:span text:style-name="T11">El equipo tiene nivel similar, por lo que los roles se distribuyen por módulo, no por jerarquía. Cada persona lidera un dominio técnico y apoya a los demás. El Scrum Master rota para mantener la reunión diaria.</text:span></text:p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<text:span text:style-name="T22">⚙️ <text:s/></text:span><text:span text:style-name="T23">Carlos - Tesla</text:span></text:p>
            <text:p text:style-name="P17"><text:span text:style-name="T20">Rol: Backend Lead + Arquitecto de datos</text:span></text:p>
            <text:p text:style-name="P18"><text:span text:style-name="T21">→ <text:s/>Configurar PostgreSQL en Supabase + MongoDB Atlas</text:span></text:p>
            <text:p text:style-name="P18"><text:span text:style-name="T21">→ <text:s/>Construir la API REST: auth, workspaces, tickets, agentes</text:span></text:p>
            <text:p text:style-name="P18"><text:span text:style-name="T21">→ <text:s/>Implementar JWT + Google OAuth (passport.js)</text:span></text:p>
            <text:p text:style-name="P18"><text:span text:style-name="T21">→ <text:s/>Construir endpoints de OTP (generación, validación, expiración)</text:span></text:p>
            <text:p text:style-name="P18"><text:span text:style-name="T21">→ <text:s/>Integrar OpenAI API para AI Assist (add-on)</text:span></text:p>
            <text:p text:style-name="P18"><text:span text:style-name="T21">→ <text:s/>Configurar Swagger (swagger-autogen o swagger-jsdoc)</text:span></text:p>
            <text:p text:style-name="P18"><text:span text:style-name="T21">→ <text:s/>Desplegar backend en Render</text:span></text:p>
            <text:p text:style-name="P19"><text:span text:style-name="T24">Foco días: 1-3 (base sólida), soporte días 4-5</text:span></text:p>
          </table:table-cell>
        </table:table-row>
      </table:table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2">🖥️ <text:s/></text:span><text:span text:style-name="T23">Jennifer - Tesla</text:span></text:p>
            <text:p text:style-name="P17"><text:span text:style-name="T20">Rol: Frontend Lead + Panel Workspace</text:span></text:p>
            <text:p text:style-name="P18"><text:span text:style-name="T21">→ <text:s/>Construir Landing page de SupCrud</text:span></text:p>
            <text:p text:style-name="P18"><text:span text:style-name="T21">→ <text:s/>Construir Panel de Workspace: bandeja de tickets, filtros, detalle</text:span></text:p>
            <text:p text:style-name="P18"><text:span text:style-name="T21">→ <text:s/>Construir Panel Owner Global: lista de workspaces, métricas, suspender</text:span></text:p>
            <text:p text:style-name="P18"><text:span text:style-name="T21">→ <text:s/>Implementar Google OAuth en frontend</text:span></text:p>
            <text:p text:style-name="P18"><text:span text:style-name="T21">→ <text:s/>Manejar selector de workspace (multi-workspace)</text:span></text:p>
            <text:p text:style-name="P18"><text:span text:style-name="T21">→ <text:s/>Integrar con la API del backend (fetch/axios)</text:span></text:p>
            <text:p text:style-name="P18"><text:span text:style-name="T21">→ <text:s/>Implementar paginación real en tablas</text:span></text:p>
            <text:p text:style-name="P19"><text:span text:style-name="T24">Foco días: 1-4 (UI completa), soporte despliegue día 5</text:span></text:p>
          </table:table-cell>
        </table:table-row>
      </table:table>
      <text:p text:style-name="P1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<text:span text:style-name="T22">📦 <text:s/></text:span><text:span text:style-name="T23">Miguel</text:span><text:span text:style-name="T22"> - </text:span><text:span text:style-name="T23">McCarthy</text:span></text:p>
            <text:p text:style-name="P17"><text:span text:style-name="T20">Rol: Widget + Consulta pública + Add-on Attachments</text:span></text:p>
            <text:p text:style-name="P18"><text:span text:style-name="T21">→ <text:s/>Construir el widget embebible JS (script inyectable en cualquier web)</text:span></text:p>
            <text:p text:style-name="P18"><text:span text:style-name="T21">→ <text:s/>Construir la página pública de consulta de ticket (referenceCode)</text:span></text:p>
            <text:p text:style-name="P18"><text:span text:style-name="T21">→ <text:s/>Implementar flujo OTP en frontend: solicitar, ingresar, desbloquear</text:span></text:p>
            <text:p text:style-name="P18"><text:span text:style-name="T21">→ <text:s/>Construir la UI de adjuntos con Cloudinary (add-on Attachments)</text:span></text:p>
            <text:p text:style-name="P18"><text:span text:style-name="T21">→ <text:s/>Construir el formulario de creación de ticket dentro del widget</text:span></text:p>
            <text:p text:style-name="P18"><text:span text:style-name="T21">→ <text:s/>Publicar el widget en GitHub Pages como script embebible</text:span></text:p>
            <text:p text:style-name="P19"><text:span text:style-name="T24">Foco días: 2-4 (widget y flujos públicos)</text:span></text:p>
          </table:table-cell>
        </table:table-row>
      </table:table>
      <text:p text:style-name="P1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><text:span text:style-name="T22">📚 <text:s/></text:span><text:span text:style-name="T23">Jose - Turing</text:span></text:p>
            <text:p text:style-name="P17"><text:span text:style-name="T20">Rol: Docusaurus + QA + Pitch + Scrum Master</text:span></text:p>
            <text:p text:style-name="P18"><text:soft-page-break/><text:span text:style-name="T21">→ <text:s/>Configurar y desplegar Docusaurus en GitHub Pages</text:span></text:p>
            <text:p text:style-name="P18"><text:span text:style-name="T21">→ <text:s/>Escribir documentación: arquitectura, modelo de datos, flujos, add-ons</text:span></text:p>
            <text:p text:style-name="P18"><text:span text:style-name="T21">→ <text:s/>Preparar el pitch comercial: slides, demo en vivo, guión</text:span></text:p>
            <text:p text:style-name="P18"><text:span text:style-name="T21">→ <text:s/>Realizar pruebas de integración end-to-end cada día</text:span></text:p>
            <text:p text:style-name="P18"><text:span text:style-name="T21">→ <text:s/>Reportar bugs bloqueantes al equipo con prioridad</text:span></text:p>
            <text:p text:style-name="P18"><text:span text:style-name="T21">→ <text:s/>Mantener el tablero de Notion actualizado diariamente</text:span></text:p>
            <text:p text:style-name="P18"><text:span text:style-name="T21">→ <text:s/>Coordinar la reunión diaria de 15 minutos (Daily Scrum)</text:span></text:p>
            <text:p text:style-name="P19"><text:span text:style-name="T24">Foco días: 1-5 (documentación + calidad constante)</text:span></text:p>
          </table:table-cell>
        </table:table-row>
      </table:table>
      <text:p text:style-name="Standard"/>
      <text:h text:style-name="P1" text:outline-level="1"><text:span text:style-name="T2">4. Plan de Sprints — 5 Días</text:span></text:h>
      <text:p text:style-name="P12"/>
      <text:p text:style-name="P13"><text:span text:style-name="T11">Cada día es un micro-sprint. Al final del día debe existir un entregable concreto y funcional. Si una tarea se retrasa, se escala inmediatamente al equipo, no al día siguiente.</text:span></text:p>
      <text:p text:style-name="P15"/>
      <text:h text:style-name="P2" text:outline-level="2"><text:span text:style-name="T10">DÍA 1 — Fundamentos (Setup + Auth + Base de datos)</text:span></text:h>
      <text:p text:style-name="P13"><text:span text:style-name="T13">Meta del día: Repositorios creados, bases de datos online, auth funcionando con JWT.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0"><text:span text:style-name="T24">Día</text:span></text:p>
          </table:table-cell>
          <table:table-cell table:style-name="Tabla7.A1" office:value-type="string">
            <text:p text:style-name="P10"><text:span text:style-name="T24">Tarea</text:span></text:p>
          </table:table-cell>
          <table:table-cell table:style-name="Tabla7.A1" office:value-type="string">
            <text:p text:style-name="P10"><text:span text:style-name="T24">Responsable</text:span></text:p>
          </table:table-cell>
          <table:table-cell table:style-name="Tabla7.A1" office:value-type="string">
            <text:p text:style-name="P10"><text:span text:style-name="T24">Entregable</text:span></text:p>
          </table:table-cell>
          <table:table-cell table:style-name="Tabla7.A1" office:value-type="string">
            <text:p text:style-name="P10"><text:span text:style-name="T24">Estado</text:span></text:p>
          </table:table-cell>
        </table:table-row>
        <table:table-row table:style-name="Tabla7.1">
          <table:table-cell table:style-name="Tabla7.A2" office:value-type="string">
            <text:p text:style-name="Standard"><text:span text:style-name="T16">D1</text:span></text:p>
          </table:table-cell>
          <table:table-cell table:style-name="Tabla7.A2" office:value-type="string">
            <text:p text:style-name="Standard"><text:span text:style-name="T16">Crear 4 repos en GitHub (backend, frontend, widget, docs)</text:span></text:p>
          </table:table-cell>
          <table:table-cell table:style-name="Tabla7.A2" office:value-type="string">
            <text:p text:style-name="Standard"><text:span text:style-name="T16">Todos</text:span></text:p>
          </table:table-cell>
          <table:table-cell table:style-name="Tabla7.A2" office:value-type="string">
            <text:p text:style-name="Standard"><text:span text:style-name="T16">Repos públicos listos</text:span></text:p>
          </table:table-cell>
          <table:table-cell table:style-name="Tabla7.A2" office:value-type="string">
            <text:p text:style-name="Standard"><text:span text:style-name="T16">⚡ Crítico</text:span></text:p>
          </table:table-cell>
        </table:table-row>
        <table:table-row table:style-name="Tabla7.1">
          <table:table-cell table:style-name="Tabla7.A2" office:value-type="string">
            <text:p text:style-name="Standard"><text:span text:style-name="T16">D1</text:span></text:p>
          </table:table-cell>
          <table:table-cell table:style-name="Tabla7.A2" office:value-type="string">
            <text:p text:style-name="Standard"><text:span text:style-name="T16">Setup PostgreSQL en Supabase + schema SQL inicial</text:span></text:p>
          </table:table-cell>
          <table:table-cell table:style-name="Tabla7.A2" office:value-type="string">
            <text:p text:style-name="P22"><text:span text:style-name="T16">Carlos - Tesla</text:span></text:p>
          </table:table-cell>
          <table:table-cell table:style-name="Tabla7.A2" office:value-type="string">
            <text:p text:style-name="Standard"><text:span text:style-name="T16">DB conectada</text:span></text:p>
          </table:table-cell>
          <table:table-cell table:style-name="Tabla7.A2" office:value-type="string">
            <text:p text:style-name="Standard"><text:span text:style-name="T16">⚡ Crítico</text:span></text:p>
          </table:table-cell>
        </table:table-row>
        <table:table-row table:style-name="Tabla7.1">
          <table:table-cell table:style-name="Tabla7.A2" office:value-type="string">
            <text:p text:style-name="Standard"><text:span text:style-name="T16">D1</text:span></text:p>
          </table:table-cell>
          <table:table-cell table:style-name="Tabla7.A2" office:value-type="string">
            <text:p text:style-name="Standard"><text:span text:style-name="T16">Setup MongoDB Atlas + colecciones base</text:span></text:p>
          </table:table-cell>
          <table:table-cell table:style-name="Tabla7.A2" office:value-type="string">
            <text:p text:style-name="P22"><text:span text:style-name="T16">Carlos - Tesla</text:span></text:p>
          </table:table-cell>
          <table:table-cell table:style-name="Tabla7.A2" office:value-type="string">
            <text:p text:style-name="Standard"><text:span text:style-name="T16">Atlas conectado</text:span></text:p>
          </table:table-cell>
          <table:table-cell table:style-name="Tabla7.A2" office:value-type="string">
            <text:p text:style-name="Standard"><text:span text:style-name="T16">⚡ Crítico</text:span></text:p>
          </table:table-cell>
        </table:table-row>
        <table:table-row table:style-name="Tabla7.1">
          <table:table-cell table:style-name="Tabla7.A2" office:value-type="string">
            <text:p text:style-name="Standard"><text:span text:style-name="T16">D1</text:span></text:p>
          </table:table-cell>
          <table:table-cell table:style-name="Tabla7.A2" office:value-type="string">
            <text:p text:style-name="Standard"><text:span text:style-name="T16">Inicializar backend Node.js/Express + variables de entorno</text:span></text:p>
          </table:table-cell>
          <table:table-cell table:style-name="Tabla7.A2" office:value-type="string">
            <text:p text:style-name="P22"><text:span text:style-name="T16">Carlos - Tesla</text:span></text:p>
          </table:table-cell>
          <table:table-cell table:style-name="Tabla7.A2" office:value-type="string">
            <text:p text:style-name="Standard"><text:span text:style-name="T16">Server corriendo</text:span></text:p>
          </table:table-cell>
          <table:table-cell table:style-name="Tabla7.A2" office:value-type="string">
            <text:p text:style-name="Standard"><text:span text:style-name="T16">⚡ Crítico</text:span></text:p>
          </table:table-cell>
        </table:table-row>
        <table:table-row table:style-name="Tabla7.1">
          <table:table-cell table:style-name="Tabla7.A2" office:value-type="string">
            <text:p text:style-name="Standard"><text:span text:style-name="T16">D1</text:span></text:p>
          </table:table-cell>
          <table:table-cell table:style-name="Tabla7.A2" office:value-type="string">
            <text:p text:style-name="Standard"><text:span text:style-name="T16">Endpoints auth: register, login, JWT, Google OAuth</text:span></text:p>
          </table:table-cell>
          <table:table-cell table:style-name="Tabla7.A2" office:value-type="string">
            <text:p text:style-name="P22"><text:span text:style-name="T16">Carlos - Tesla</text:span></text:p>
          </table:table-cell>
          <table:table-cell table:style-name="Tabla7.A2" office:value-type="string">
            <text:p text:style-name="Standard"><text:span text:style-name="T16">Auth funcional</text:span></text:p>
          </table:table-cell>
          <table:table-cell table:style-name="Tabla7.A2" office:value-type="string">
            <text:p text:style-name="Standard"><text:span text:style-name="T16">⚡ Crítico</text:span></text:p>
          </table:table-cell>
        </table:table-row>
        <table:table-row table:style-name="Tabla7.1">
          <table:table-cell table:style-name="Tabla7.A7" office:value-type="string">
            <text:p text:style-name="Standard"><text:span text:style-name="T16">D1</text:span></text:p>
          </table:table-cell>
          <table:table-cell table:style-name="Tabla7.A7" office:value-type="string">
            <text:p text:style-name="Standard"><text:span text:style-name="T16">Setup estructura HTML base + Tailwind CDN</text:span></text:p>
          </table:table-cell>
          <table:table-cell table:style-name="Tabla7.A7" office:value-type="string">
            <text:p text:style-name="P22"><text:span text:style-name="T16">Jennifer - Tesla</text:span></text:p>
          </table:table-cell>
          <table:table-cell table:style-name="Tabla7.A7" office:value-type="string">
            <text:p text:style-name="Standard"><text:span text:style-name="T16">Skeleton de UI</text:span></text:p>
          </table:table-cell>
          <table:table-cell table:style-name="Tabla7.A7" office:value-type="string">
            <text:p text:style-name="Standard"><text:span text:style-name="T16">✅ Core</text:span></text:p>
          </table:table-cell>
        </table:table-row>
        <table:table-row table:style-name="Tabla7.1">
          <table:table-cell table:style-name="Tabla7.A7" office:value-type="string">
            <text:p text:style-name="Standard"><text:span text:style-name="T16">D1</text:span></text:p>
          </table:table-cell>
          <table:table-cell table:style-name="Tabla7.A7" office:value-type="string">
            <text:p text:style-name="Standard"><text:span text:style-name="T16">Página de login/register conectada a la API</text:span></text:p>
          </table:table-cell>
          <table:table-cell table:style-name="Tabla7.A7" office:value-type="string">
            <text:p text:style-name="P22"><text:span text:style-name="T16">Jennifer - Tesla</text:span></text:p>
          </table:table-cell>
          <table:table-cell table:style-name="Tabla7.A7" office:value-type="string">
            <text:p text:style-name="Standard"><text:span text:style-name="T16">Login funcional</text:span></text:p>
          </table:table-cell>
          <table:table-cell table:style-name="Tabla7.A7" office:value-type="string">
            <text:p text:style-name="Standard"><text:span text:style-name="T16">✅ Core</text:span></text:p>
          </table:table-cell>
        </table:table-row>
        <table:table-row table:style-name="Tabla7.1">
          <table:table-cell table:style-name="Tabla7.A7" office:value-type="string">
            <text:p text:style-name="Standard"><text:span text:style-name="T16">D1</text:span></text:p>
          </table:table-cell>
          <table:table-cell table:style-name="Tabla7.A7" office:value-type="string">
            <text:p text:style-name="Standard"><text:span text:style-name="T16">Inicializar Docusaurus + estructura inicial</text:span></text:p>
          </table:table-cell>
          <table:table-cell table:style-name="Tabla7.A7" office:value-type="string">
            <text:p text:style-name="P22"><text:span text:style-name="T16">Jose - Turing</text:span></text:p>
          </table:table-cell>
          <table:table-cell table:style-name="Tabla7.A7" office:value-type="string">
            <text:p text:style-name="Standard"><text:span text:style-name="T16">Docs en local</text:span></text:p>
          </table:table-cell>
          <table:table-cell table:style-name="Tabla7.A7" office:value-type="string">
            <text:p text:style-name="Standard"><text:span text:style-name="T16">✅ Core</text:span></text:p>
          </table:table-cell>
        </table:table-row>
        <table:table-row table:style-name="Tabla7.1">
          <table:table-cell table:style-name="Tabla7.A7" office:value-type="string">
            <text:p text:style-name="Standard"><text:span text:style-name="T16">D1</text:span></text:p>
          </table:table-cell>
          <table:table-cell table:style-name="Tabla7.A7" office:value-type="string">
            <text:p text:style-name="Standard"><text:span text:style-name="T16">Primeras pruebas de auth (Postman/Thunder)</text:span></text:p>
          </table:table-cell>
          <table:table-cell table:style-name="Tabla7.A7" office:value-type="string">
            <text:p text:style-name="P22"><text:span text:style-name="T16">Jose - Turing</text:span></text:p>
          </table:table-cell>
          <table:table-cell table:style-name="Tabla7.A7" office:value-type="string">
            <text:p text:style-name="Standard"><text:span text:style-name="T16">Auth validada</text:span></text:p>
          </table:table-cell>
          <table:table-cell table:style-name="Tabla7.A7" office:value-type="string">
            <text:p text:style-name="Standard"><text:span text:style-name="T16">✅ Core</text:span></text:p>
          </table:table-cell>
        </table:table-row>
      </table:table>
      <text:p text:style-name="P15"/>
      <text:h text:style-name="P2" text:outline-level="2"><text:span text:style-name="T10">DÍA 2 — Core del Negocio (Workspaces + Tickets)</text:span></text:h>
      <text:p text:style-name="P13"><text:span text:style-name="T13">Meta del día: Se puede crear un workspace, invitar un agente y crear un ticket desde la API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10"><text:span text:style-name="T24">Día</text:span></text:p>
          </table:table-cell>
          <table:table-cell table:style-name="Tabla8.A1" office:value-type="string">
            <text:p text:style-name="P10"><text:span text:style-name="T24">Tarea</text:span></text:p>
          </table:table-cell>
          <table:table-cell table:style-name="Tabla8.A1" office:value-type="string">
            <text:p text:style-name="P10"><text:span text:style-name="T24">Responsable</text:span></text:p>
          </table:table-cell>
          <table:table-cell table:style-name="Tabla8.A1" office:value-type="string">
            <text:p text:style-name="P10"><text:span text:style-name="T24">Entregable</text:span></text:p>
          </table:table-cell>
          <table:table-cell table:style-name="Tabla8.A1" office:value-type="string">
            <text:p text:style-name="P10"><text:span text:style-name="T24">Estado</text:span></text:p>
          </table:table-cell>
        </table:table-row>
        <table:table-row table:style-name="Tabla8.1">
          <table:table-cell table:style-name="Tabla8.A2" office:value-type="string">
            <text:p text:style-name="Standard"><text:span text:style-name="T16">D2</text:span></text:p>
          </table:table-cell>
          <table:table-cell table:style-name="Tabla8.A2" office:value-type="string">
            <text:p text:style-name="Standard"><text:span text:style-name="T16">CRUD Workspaces: crear, listar, activar/suspender</text:span></text:p>
          </table:table-cell>
          <table:table-cell table:style-name="Tabla8.A2" office:value-type="string">
            <text:p text:style-name="P22"><text:span text:style-name="T16">Carlos - Tesla</text:span></text:p>
          </table:table-cell>
          <table:table-cell table:style-name="Tabla8.A2" office:value-type="string">
            <text:p text:style-name="Standard"><text:span text:style-name="T16">API workspaces</text:span></text:p>
          </table:table-cell>
          <table:table-cell table:style-name="Tabla8.A2" office:value-type="string">
            <text:p text:style-name="Standard"><text:span text:style-name="T16">⚡ Crítico</text:span></text:p>
          </table:table-cell>
        </table:table-row>
        <table:table-row table:style-name="Tabla8.1">
          <table:table-cell table:style-name="Tabla8.A2" office:value-type="string">
            <text:p text:style-name="Standard"><text:span text:style-name="T16">D2</text:span></text:p>
          </table:table-cell>
          <table:table-cell table:style-name="Tabla8.A2" office:value-type="string">
            <text:p text:style-name="Standard"><text:span text:style-name="T16">CRUD Tickets: crear, listar, detalle, cambiar estado</text:span></text:p>
          </table:table-cell>
          <table:table-cell table:style-name="Tabla8.A2" office:value-type="string">
            <text:p text:style-name="P22"><text:span text:style-name="T16">Carlos - Tesla</text:span></text:p>
          </table:table-cell>
          <table:table-cell table:style-name="Tabla8.A2" office:value-type="string">
            <text:p text:style-name="Standard"><text:span text:style-name="T16">API tickets</text:span></text:p>
          </table:table-cell>
          <table:table-cell table:style-name="Tabla8.A2" office:value-type="string">
            <text:p text:style-name="Standard"><text:span text:style-name="T16">⚡ Crítico</text:span></text:p>
          </table:table-cell>
        </table:table-row>
        <table:table-row table:style-name="Tabla8.1">
          <table:table-cell table:style-name="Tabla8.A4" office:value-type="string">
            <text:p text:style-name="Standard"><text:span text:style-name="T16">D2</text:span></text:p>
          </table:table-cell>
          <table:table-cell table:style-name="Tabla8.A4" office:value-type="string">
            <text:p text:style-name="Standard"><text:span text:style-name="T16">Invitación de agentes por email + token de expiración</text:span></text:p>
          </table:table-cell>
          <table:table-cell table:style-name="Tabla8.A4" office:value-type="string">
            <text:p text:style-name="P22"><text:span text:style-name="T16">Carlos - Tesla</text:span></text:p>
          </table:table-cell>
          <table:table-cell table:style-name="Tabla8.A4" office:value-type="string">
            <text:p text:style-name="Standard"><text:span text:style-name="T16">API agentes</text:span></text:p>
          </table:table-cell>
          <table:table-cell table:style-name="Tabla8.A4" office:value-type="string">
            <text:p text:style-name="Standard"><text:span text:style-name="T16">✅ Core</text:span></text:p>
          </table:table-cell>
        </table:table-row>
        <table:table-row table:style-name="Tabla8.1">
          <table:table-cell table:style-name="Tabla8.A2" office:value-type="string">
            <text:p text:style-name="Standard"><text:span text:style-name="T16">D2</text:span></text:p>
          </table:table-cell>
          <table:table-cell table:style-name="Tabla8.A2" office:value-type="string">
            <text:p text:style-name="Standard"><text:span text:style-name="T16">Panel Workspace: bandeja de tickets con filtros y paginación</text:span></text:p>
          </table:table-cell>
          <table:table-cell table:style-name="Tabla8.A2" office:value-type="string">
            <text:p text:style-name="P22"><text:span text:style-name="T16">Jennifer - Tesla</text:span></text:p>
          </table:table-cell>
          <table:table-cell table:style-name="Tabla8.A2" office:value-type="string">
            <text:p text:style-name="Standard"><text:span text:style-name="T16">UI bandeja</text:span></text:p>
          </table:table-cell>
          <table:table-cell table:style-name="Tabla8.A2" office:value-type="string">
            <text:p text:style-name="Standard"><text:span text:style-name="T16">⚡ Crítico</text:span></text:p>
          </table:table-cell>
        </table:table-row>
        <table:table-row table:style-name="Tabla8.1">
          <table:table-cell table:style-name="Tabla8.A2" office:value-type="string">
            <text:p text:style-name="Standard"><text:span text:style-name="T16">D2</text:span></text:p>
          </table:table-cell>
          <table:table-cell table:style-name="Tabla8.A2" office:value-type="string">
            <text:p text:style-name="Standard"><text:span text:style-name="T16">Panel Workspace: detalle de ticket </text:span><text:soft-page-break/><text:span text:style-name="T16">+ cambio de estado</text:span></text:p>
          </table:table-cell>
          <table:table-cell table:style-name="Tabla8.A2" office:value-type="string">
            <text:p text:style-name="P22"><text:span text:style-name="T16">Jennifer - Tesla</text:span></text:p>
          </table:table-cell>
          <table:table-cell table:style-name="Tabla8.A2" office:value-type="string">
            <text:p text:style-name="Standard"><text:span text:style-name="T16">UI detalle ticket</text:span></text:p>
          </table:table-cell>
          <table:table-cell table:style-name="Tabla8.A2" office:value-type="string">
            <text:p text:style-name="Standard"><text:span text:style-name="T16">⚡ Crítico</text:span></text:p>
          </table:table-cell>
        </table:table-row>
        <table:table-row table:style-name="Tabla8.1">
          <table:table-cell table:style-name="Tabla8.A4" office:value-type="string">
            <text:p text:style-name="Standard"><text:span text:style-name="T16">D2</text:span></text:p>
          </table:table-cell>
          <table:table-cell table:style-name="Tabla8.A4" office:value-type="string">
            <text:p text:style-name="Standard"><text:span text:style-name="T16">Panel Owner: lista de workspaces + acción suspender</text:span></text:p>
          </table:table-cell>
          <table:table-cell table:style-name="Tabla8.A4" office:value-type="string">
            <text:p text:style-name="P22"><text:span text:style-name="T16">Jennifer - Tesla</text:span></text:p>
          </table:table-cell>
          <table:table-cell table:style-name="Tabla8.A4" office:value-type="string">
            <text:p text:style-name="Standard"><text:span text:style-name="T16">UI owner</text:span></text:p>
          </table:table-cell>
          <table:table-cell table:style-name="Tabla8.A4" office:value-type="string">
            <text:p text:style-name="Standard"><text:span text:style-name="T16">✅ Core</text:span></text:p>
          </table:table-cell>
        </table:table-row>
        <table:table-row table:style-name="Tabla8.1">
          <table:table-cell table:style-name="Tabla8.A4" office:value-type="string">
            <text:p text:style-name="Standard"><text:span text:style-name="T16">D2</text:span></text:p>
          </table:table-cell>
          <table:table-cell table:style-name="Tabla8.A4" office:value-type="string">
            <text:p text:style-name="Standard"><text:span text:style-name="T16">Selector de workspace (usuario multi-workspace)</text:span></text:p>
          </table:table-cell>
          <table:table-cell table:style-name="Tabla8.A4" office:value-type="string">
            <text:p text:style-name="P22"><text:span text:style-name="T16">Jennifer - Tesla</text:span></text:p>
          </table:table-cell>
          <table:table-cell table:style-name="Tabla8.A4" office:value-type="string">
            <text:p text:style-name="Standard"><text:span text:style-name="T16">UI selector</text:span></text:p>
          </table:table-cell>
          <table:table-cell table:style-name="Tabla8.A4" office:value-type="string">
            <text:p text:style-name="Standard"><text:span text:style-name="T16">✅ Core</text:span></text:p>
          </table:table-cell>
        </table:table-row>
        <table:table-row table:style-name="Tabla8.1">
          <table:table-cell table:style-name="Tabla8.A4" office:value-type="string">
            <text:p text:style-name="Standard"><text:span text:style-name="T16">D2</text:span></text:p>
          </table:table-cell>
          <table:table-cell table:style-name="Tabla8.A4" office:value-type="string">
            <text:p text:style-name="Standard"><text:span text:style-name="T16">Inicio widget: estructura base HTML/JS del script embebible</text:span></text:p>
          </table:table-cell>
          <table:table-cell table:style-name="Tabla8.A4" office:value-type="string">
            <text:p text:style-name="P22"><text:span text:style-name="T16">Miguel -McCarthy</text:span></text:p>
          </table:table-cell>
          <table:table-cell table:style-name="Tabla8.A4" office:value-type="string">
            <text:p text:style-name="Standard"><text:span text:style-name="T16">Widget skeleton</text:span></text:p>
          </table:table-cell>
          <table:table-cell table:style-name="Tabla8.A4" office:value-type="string">
            <text:p text:style-name="Standard"><text:span text:style-name="T16">✅ Core</text:span></text:p>
          </table:table-cell>
        </table:table-row>
        <table:table-row table:style-name="Tabla8.1">
          <table:table-cell table:style-name="Tabla8.A4" office:value-type="string">
            <text:p text:style-name="Standard"><text:span text:style-name="T16">D2</text:span></text:p>
          </table:table-cell>
          <table:table-cell table:style-name="Tabla8.A4" office:value-type="string">
            <text:p text:style-name="Standard"><text:span text:style-name="T16">Documentación: arquitectura y modelo de datos en Docusaurus</text:span></text:p>
          </table:table-cell>
          <table:table-cell table:style-name="Tabla8.A4" office:value-type="string">
            <text:p text:style-name="P22"><text:span text:style-name="T16">Jose - Turing</text:span></text:p>
          </table:table-cell>
          <table:table-cell table:style-name="Tabla8.A4" office:value-type="string">
            <text:p text:style-name="Standard"><text:span text:style-name="T16">Docs arquitectura</text:span></text:p>
          </table:table-cell>
          <table:table-cell table:style-name="Tabla8.A4" office:value-type="string">
            <text:p text:style-name="Standard"><text:span text:style-name="T16">✅ Core</text:span></text:p>
          </table:table-cell>
        </table:table-row>
      </table:table>
      <text:p text:style-name="P15"/>
      <text:h text:style-name="P2" text:outline-level="2"><text:span text:style-name="T10">DÍA 3 — Flujos Públicos (Widget + OTP + Consulta)</text:span></text:h>
      <text:p text:style-name="P13"><text:span text:style-name="T13">Meta del día: Un usuario externo puede crear un ticket desde el widget y consultarlo con su código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office:value-type="string">
            <text:p text:style-name="P10"><text:span text:style-name="T24">Día</text:span></text:p>
          </table:table-cell>
          <table:table-cell table:style-name="Tabla9.A1" office:value-type="string">
            <text:p text:style-name="P10"><text:span text:style-name="T24">Tarea</text:span></text:p>
          </table:table-cell>
          <table:table-cell table:style-name="Tabla9.A1" office:value-type="string">
            <text:p text:style-name="P10"><text:span text:style-name="T24">Responsable</text:span></text:p>
          </table:table-cell>
          <table:table-cell table:style-name="Tabla9.A1" office:value-type="string">
            <text:p text:style-name="P10"><text:span text:style-name="T24">Entregable</text:span></text:p>
          </table:table-cell>
          <table:table-cell table:style-name="Tabla9.A1" office:value-type="string">
            <text:p text:style-name="P10"><text:span text:style-name="T24">Estado</text:span></text:p>
          </table:table-cell>
        </table:table-row>
        <table:table-row table:style-name="Tabla9.1">
          <table:table-cell table:style-name="Tabla9.A2" office:value-type="string">
            <text:p text:style-name="Standard"><text:span text:style-name="T16">D3</text:span></text:p>
          </table:table-cell>
          <table:table-cell table:style-name="Tabla9.A2" office:value-type="string">
            <text:p text:style-name="Standard"><text:span text:style-name="T16">Endpoints públicos: crear ticket, generar referenceCode único</text:span></text:p>
          </table:table-cell>
          <table:table-cell table:style-name="Tabla9.A2" office:value-type="string">
            <text:p text:style-name="P22"><text:span text:style-name="T16">Carlos - Tesla</text:span></text:p>
          </table:table-cell>
          <table:table-cell table:style-name="Tabla9.A2" office:value-type="string">
            <text:p text:style-name="Standard"><text:span text:style-name="T16">API pública</text:span></text:p>
          </table:table-cell>
          <table:table-cell table:style-name="Tabla9.A2" office:value-type="string">
            <text:p text:style-name="Standard"><text:span text:style-name="T16">⚡ Crítico</text:span></text:p>
          </table:table-cell>
        </table:table-row>
        <table:table-row table:style-name="Tabla9.1">
          <table:table-cell table:style-name="Tabla9.A2" office:value-type="string">
            <text:p text:style-name="Standard"><text:span text:style-name="T16">D3</text:span></text:p>
          </table:table-cell>
          <table:table-cell table:style-name="Tabla9.A2" office:value-type="string">
            <text:p text:style-name="Standard"><text:span text:style-name="T16">Endpoint OTP: generar, enviar email, validar, expirar</text:span></text:p>
          </table:table-cell>
          <table:table-cell table:style-name="Tabla9.A2" office:value-type="string">
            <text:p text:style-name="P22"><text:span text:style-name="T16">Carlos - Tesla</text:span></text:p>
          </table:table-cell>
          <table:table-cell table:style-name="Tabla9.A2" office:value-type="string">
            <text:p text:style-name="Standard"><text:span text:style-name="T16">API OTP</text:span></text:p>
          </table:table-cell>
          <table:table-cell table:style-name="Tabla9.A2" office:value-type="string">
            <text:p text:style-name="Standard"><text:span text:style-name="T16">⚡ Crítico</text:span></text:p>
          </table:table-cell>
        </table:table-row>
        <table:table-row table:style-name="Tabla9.1">
          <table:table-cell table:style-name="Tabla9.A2" office:value-type="string">
            <text:p text:style-name="Standard"><text:span text:style-name="T16">D3</text:span></text:p>
          </table:table-cell>
          <table:table-cell table:style-name="Tabla9.A2" office:value-type="string">
            <text:p text:style-name="Standard"><text:span text:style-name="T16">Formulario de creación de ticket dentro del widget</text:span></text:p>
          </table:table-cell>
          <table:table-cell table:style-name="Tabla9.A2" office:value-type="string">
            <text:p text:style-name="P22"><text:span text:style-name="T16">Miguel - McCarthy</text:span></text:p>
          </table:table-cell>
          <table:table-cell table:style-name="Tabla9.A2" office:value-type="string">
            <text:p text:style-name="Standard"><text:span text:style-name="T16">Widget funcional</text:span></text:p>
          </table:table-cell>
          <table:table-cell table:style-name="Tabla9.A2" office:value-type="string">
            <text:p text:style-name="Standard"><text:span text:style-name="T16">⚡ Crítico</text:span></text:p>
          </table:table-cell>
        </table:table-row>
        <table:table-row table:style-name="Tabla9.1">
          <table:table-cell table:style-name="Tabla9.A2" office:value-type="string">
            <text:p text:style-name="Standard"><text:span text:style-name="T16">D3</text:span></text:p>
          </table:table-cell>
          <table:table-cell table:style-name="Tabla9.A2" office:value-type="string">
            <text:p text:style-name="Standard"><text:span text:style-name="T16">Página pública de consulta: ingresa referenceCode, ve estado</text:span></text:p>
          </table:table-cell>
          <table:table-cell table:style-name="Tabla9.A2" office:value-type="string">
            <text:p text:style-name="P22"><text:span text:style-name="T16">Miguel - McCarthy</text:span></text:p>
          </table:table-cell>
          <table:table-cell table:style-name="Tabla9.A2" office:value-type="string">
            <text:p text:style-name="Standard"><text:span text:style-name="T16">Consulta básica</text:span></text:p>
          </table:table-cell>
          <table:table-cell table:style-name="Tabla9.A2" office:value-type="string">
            <text:p text:style-name="Standard"><text:span text:style-name="T16">⚡ Crítico</text:span></text:p>
          </table:table-cell>
        </table:table-row>
        <table:table-row table:style-name="Tabla9.1">
          <table:table-cell table:style-name="Tabla9.A2" office:value-type="string">
            <text:p text:style-name="Standard"><text:span text:style-name="T16">D3</text:span></text:p>
          </table:table-cell>
          <table:table-cell table:style-name="Tabla9.A2" office:value-type="string">
            <text:p text:style-name="Standard"><text:span text:style-name="T16">Flujo OTP en frontend: solicitar → ingresar → ver detalle completo</text:span></text:p>
          </table:table-cell>
          <table:table-cell table:style-name="Tabla9.A2" office:value-type="string">
            <text:p text:style-name="P22"><text:span text:style-name="T16">Miguel - McCarthy</text:span></text:p>
          </table:table-cell>
          <table:table-cell table:style-name="Tabla9.A2" office:value-type="string">
            <text:p text:style-name="Standard"><text:span text:style-name="T16">Flujo OTP UI</text:span></text:p>
          </table:table-cell>
          <table:table-cell table:style-name="Tabla9.A2" office:value-type="string">
            <text:p text:style-name="Standard"><text:span text:style-name="T16">⚡ Crítico</text:span></text:p>
          </table:table-cell>
        </table:table-row>
        <table:table-row table:style-name="Tabla9.1">
          <table:table-cell table:style-name="Tabla9.A7" office:value-type="string">
            <text:p text:style-name="Standard"><text:span text:style-name="T16">D3</text:span></text:p>
          </table:table-cell>
          <table:table-cell table:style-name="Tabla9.A7" office:value-type="string">
            <text:p text:style-name="Standard"><text:span text:style-name="T16">Panel Workspace: gestión de agentes (invitar, listar, roles)</text:span></text:p>
          </table:table-cell>
          <table:table-cell table:style-name="Tabla9.A7" office:value-type="string">
            <text:p text:style-name="P22"><text:span text:style-name="T16">Jennifer - Tesla</text:span></text:p>
          </table:table-cell>
          <table:table-cell table:style-name="Tabla9.A7" office:value-type="string">
            <text:p text:style-name="Standard"><text:span text:style-name="T16">UI agentes</text:span></text:p>
          </table:table-cell>
          <table:table-cell table:style-name="Tabla9.A7" office:value-type="string">
            <text:p text:style-name="Standard"><text:span text:style-name="T16">✅ Core</text:span></text:p>
          </table:table-cell>
        </table:table-row>
        <table:table-row table:style-name="Tabla9.1">
          <table:table-cell table:style-name="Tabla9.A7" office:value-type="string">
            <text:p text:style-name="Standard"><text:span text:style-name="T16">D3</text:span></text:p>
          </table:table-cell>
          <table:table-cell table:style-name="Tabla9.A7" office:value-type="string">
            <text:p text:style-name="Standard"><text:span text:style-name="T16">Panel Owner: métricas globales (tickets, add-ons por workspace)</text:span></text:p>
          </table:table-cell>
          <table:table-cell table:style-name="Tabla9.A7" office:value-type="string">
            <text:p text:style-name="P22"><text:span text:style-name="T16">Jennifer - Tesla</text:span></text:p>
          </table:table-cell>
          <table:table-cell table:style-name="Tabla9.A7" office:value-type="string">
            <text:p text:style-name="Standard"><text:span text:style-name="T16">UI métricas</text:span></text:p>
          </table:table-cell>
          <table:table-cell table:style-name="Tabla9.A7" office:value-type="string">
            <text:p text:style-name="Standard"><text:span text:style-name="T16">✅ Core</text:span></text:p>
          </table:table-cell>
        </table:table-row>
        <table:table-row table:style-name="Tabla9.1">
          <table:table-cell table:style-name="Tabla9.A7" office:value-type="string">
            <text:p text:style-name="Standard"><text:span text:style-name="T16">D3</text:span></text:p>
          </table:table-cell>
          <table:table-cell table:style-name="Tabla9.A7" office:value-type="string">
            <text:p text:style-name="Standard"><text:span text:style-name="T16">Despliegue inicial del widget en GitHub Pages</text:span></text:p>
          </table:table-cell>
          <table:table-cell table:style-name="Tabla9.A7" office:value-type="string">
            <text:p text:style-name="P22"><text:span text:style-name="T16">Miguel - McCarthy</text:span></text:p>
          </table:table-cell>
          <table:table-cell table:style-name="Tabla9.A7" office:value-type="string">
            <text:p text:style-name="Standard"><text:span text:style-name="T16">Widget publicado</text:span></text:p>
          </table:table-cell>
          <table:table-cell table:style-name="Tabla9.A7" office:value-type="string">
            <text:p text:style-name="Standard"><text:span text:style-name="T16">✅ Core</text:span></text:p>
          </table:table-cell>
        </table:table-row>
        <table:table-row table:style-name="Tabla9.1">
          <table:table-cell table:style-name="Tabla9.A7" office:value-type="string">
            <text:p text:style-name="Standard"><text:span text:style-name="T16">D3</text:span></text:p>
          </table:table-cell>
          <table:table-cell table:style-name="Tabla9.A7" office:value-type="string">
            <text:p text:style-name="Standard"><text:span text:style-name="T16">Documentación: flujos de tickets y OTP en Docusaurus</text:span></text:p>
          </table:table-cell>
          <table:table-cell table:style-name="Tabla9.A7" office:value-type="string">
            <text:p text:style-name="P22"><text:span text:style-name="T16">Jose - Turing</text:span></text:p>
          </table:table-cell>
          <table:table-cell table:style-name="Tabla9.A7" office:value-type="string">
            <text:p text:style-name="Standard"><text:span text:style-name="T16">Docs flujos</text:span></text:p>
          </table:table-cell>
          <table:table-cell table:style-name="Tabla9.A7" office:value-type="string">
            <text:p text:style-name="Standard"><text:span text:style-name="T16">✅ Core</text:span></text:p>
          </table:table-cell>
        </table:table-row>
        <table:table-row table:style-name="Tabla9.1">
          <table:table-cell table:style-name="Tabla9.A2" office:value-type="string">
            <text:p text:style-name="Standard"><text:span text:style-name="T16">D3</text:span></text:p>
          </table:table-cell>
          <table:table-cell table:style-name="Tabla9.A2" office:value-type="string">
            <text:p text:style-name="Standard"><text:span text:style-name="T16">QA end-to-end: crear ticket → consultar → OTP → ver detalle</text:span></text:p>
          </table:table-cell>
          <table:table-cell table:style-name="Tabla9.A2" office:value-type="string">
            <text:p text:style-name="P22"><text:span text:style-name="T16">Jose - Turing</text:span></text:p>
          </table:table-cell>
          <table:table-cell table:style-name="Tabla9.A2" office:value-type="string">
            <text:p text:style-name="Standard"><text:span text:style-name="T16">Flujo validado</text:span></text:p>
          </table:table-cell>
          <table:table-cell table:style-name="Tabla9.A2" office:value-type="string">
            <text:p text:style-name="Standard"><text:span text:style-name="T16">⚡ Crítico</text:span></text:p>
          </table:table-cell>
        </table:table-row>
      </table:table>
      <text:p text:style-name="P15"/>
      <text:h text:style-name="P2" text:outline-level="2"><text:span text:style-name="T10">DÍA 4 — Add-ons + Swagger + Integración IA</text:span></text:h>
      <text:p text:style-name="P13"><text:span text:style-name="T13">Meta del día: Add-ons activos y validados, Swagger documentado y accesible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P10"><text:span text:style-name="T24">Día</text:span></text:p>
          </table:table-cell>
          <table:table-cell table:style-name="Tabla10.A1" office:value-type="string">
            <text:p text:style-name="P10"><text:span text:style-name="T24">Tarea</text:span></text:p>
          </table:table-cell>
          <table:table-cell table:style-name="Tabla10.A1" office:value-type="string">
            <text:p text:style-name="P10"><text:span text:style-name="T24">Responsable</text:span></text:p>
          </table:table-cell>
          <table:table-cell table:style-name="Tabla10.A1" office:value-type="string">
            <text:p text:style-name="P10"><text:span text:style-name="T24">Entregable</text:span></text:p>
          </table:table-cell>
          <table:table-cell table:style-name="Tabla10.A1" office:value-type="string">
            <text:p text:style-name="P10"><text:span text:style-name="T24">Estado</text:span></text:p>
          </table:table-cell>
        </table:table-row>
        <table:table-row table:style-name="Tabla10.1">
          <table:table-cell table:style-name="Tabla10.A2" office:value-type="string">
            <text:p text:style-name="Standard"><text:span text:style-name="T16">D4</text:span></text:p>
          </table:table-cell>
          <table:table-cell table:style-name="Tabla10.A2" office:value-type="string">
            <text:p text:style-name="Standard"><text:span text:style-name="T16">Add-on Attachments: integrar Cloudinary, validar si add-on activo</text:span></text:p>
          </table:table-cell>
          <table:table-cell table:style-name="Tabla10.A2" office:value-type="string">
            <text:p text:style-name="Standard"><text:span text:style-name="T17">Carlos - Tesla</text:span><text:span text:style-name="T16"> + </text:span><text:span text:style-name="T17">Miguel - McCarthy</text:span></text:p>
          </table:table-cell>
          <table:table-cell table:style-name="Tabla10.A2" office:value-type="string">
            <text:p text:style-name="Standard"><text:span text:style-name="T16">Adjuntos funcionales</text:span></text:p>
          </table:table-cell>
          <table:table-cell table:style-name="Tabla10.A2" office:value-type="string">
            <text:p text:style-name="Standard"><text:span text:style-name="T16">⚡ Crítico</text:span></text:p>
          </table:table-cell>
        </table:table-row>
        <table:table-row table:style-name="Tabla10.1">
          <table:table-cell table:style-name="Tabla10.A2" office:value-type="string">
            <text:p text:style-name="Standard"><text:span text:style-name="T16">D4</text:span></text:p>
          </table:table-cell>
          <table:table-cell table:style-name="Tabla10.A2" office:value-type="string">
            <text:p text:style-name="Standard"><text:span text:style-name="T16">Add-on AI Assist: llamada a OpenAI, sugerir </text:span><text:soft-page-break/><text:span text:style-name="T16">categoría/prioridad/agente</text:span></text:p>
          </table:table-cell>
          <table:table-cell table:style-name="Tabla10.A2" office:value-type="string">
            <text:p text:style-name="P22"><text:span text:style-name="T16">Carlos - Tesla</text:span></text:p>
          </table:table-cell>
          <table:table-cell table:style-name="Tabla10.A2" office:value-type="string">
            <text:p text:style-name="Standard"><text:span text:style-name="T16">IA integrada</text:span></text:p>
          </table:table-cell>
          <table:table-cell table:style-name="Tabla10.A2" office:value-type="string">
            <text:p text:style-name="Standard"><text:span text:style-name="T16">⚡ Crítico</text:span></text:p>
          </table:table-cell>
        </table:table-row>
        <table:table-row table:style-name="Tabla10.1">
          <table:table-cell table:style-name="Tabla10.A2" office:value-type="string">
            <text:p text:style-name="Standard"><text:span text:style-name="T16">D4</text:span></text:p>
          </table:table-cell>
          <table:table-cell table:style-name="Tabla10.A2" office:value-type="string">
            <text:p text:style-name="Standard"><text:span text:style-name="T16">Swagger: documentar todos los endpoints con swagger-jsdoc</text:span></text:p>
          </table:table-cell>
          <table:table-cell table:style-name="Tabla10.A2" office:value-type="string">
            <text:p text:style-name="P22"><text:span text:style-name="T16">Carlos -Tesla</text:span></text:p>
          </table:table-cell>
          <table:table-cell table:style-name="Tabla10.A2" office:value-type="string">
            <text:p text:style-name="Standard"><text:span text:style-name="T16">Swagger online</text:span></text:p>
          </table:table-cell>
          <table:table-cell table:style-name="Tabla10.A2" office:value-type="string">
            <text:p text:style-name="Standard"><text:span text:style-name="T16">⚡ Crítico</text:span></text:p>
          </table:table-cell>
        </table:table-row>
        <table:table-row table:style-name="Tabla10.1">
          <table:table-cell table:style-name="Tabla10.A5" office:value-type="string">
            <text:p text:style-name="Standard"><text:span text:style-name="T16">D4</text:span></text:p>
          </table:table-cell>
          <table:table-cell table:style-name="Tabla10.A5" office:value-type="string">
            <text:p text:style-name="Standard"><text:span text:style-name="T16">UI add-on Attachments en widget y panel workspace</text:span></text:p>
          </table:table-cell>
          <table:table-cell table:style-name="Tabla10.A5" office:value-type="string">
            <text:p text:style-name="P22"><text:span text:style-name="T16">Miguel - McCarthy</text:span></text:p>
          </table:table-cell>
          <table:table-cell table:style-name="Tabla10.A5" office:value-type="string">
            <text:p text:style-name="Standard"><text:span text:style-name="T16">UI adjuntos</text:span></text:p>
          </table:table-cell>
          <table:table-cell table:style-name="Tabla10.A5" office:value-type="string">
            <text:p text:style-name="Standard"><text:span text:style-name="T16">✅ Core</text:span></text:p>
          </table:table-cell>
        </table:table-row>
        <table:table-row table:style-name="Tabla10.1">
          <table:table-cell table:style-name="Tabla10.A5" office:value-type="string">
            <text:p text:style-name="Standard"><text:span text:style-name="T16">D4</text:span></text:p>
          </table:table-cell>
          <table:table-cell table:style-name="Tabla10.A5" office:value-type="string">
            <text:p text:style-name="Standard"><text:span text:style-name="T16">UI add-on AI: mostrar sugerencias de IA en detalle de ticket</text:span></text:p>
          </table:table-cell>
          <table:table-cell table:style-name="Tabla10.A5" office:value-type="string">
            <text:p text:style-name="P22"><text:span text:style-name="T16">Jennifer - Tesla</text:span></text:p>
          </table:table-cell>
          <table:table-cell table:style-name="Tabla10.A5" office:value-type="string">
            <text:p text:style-name="Standard"><text:span text:style-name="T16">UI IA</text:span></text:p>
          </table:table-cell>
          <table:table-cell table:style-name="Tabla10.A5" office:value-type="string">
            <text:p text:style-name="Standard"><text:span text:style-name="T16">✅ Core</text:span></text:p>
          </table:table-cell>
        </table:table-row>
        <table:table-row table:style-name="Tabla10.1">
          <table:table-cell table:style-name="Tabla10.A2" office:value-type="string">
            <text:p text:style-name="Standard"><text:span text:style-name="T16">D4</text:span></text:p>
          </table:table-cell>
          <table:table-cell table:style-name="Tabla10.A2" office:value-type="string">
            <text:p text:style-name="Standard"><text:span text:style-name="T16">Despliegue frontend en GitHub Pages</text:span></text:p>
          </table:table-cell>
          <table:table-cell table:style-name="Tabla10.A2" office:value-type="string">
            <text:p text:style-name="P22"><text:span text:style-name="T16">Jennifer - Tesla</text:span></text:p>
          </table:table-cell>
          <table:table-cell table:style-name="Tabla10.A2" office:value-type="string">
            <text:p text:style-name="Standard"><text:span text:style-name="T16">Frontend live</text:span></text:p>
          </table:table-cell>
          <table:table-cell table:style-name="Tabla10.A2" office:value-type="string">
            <text:p text:style-name="Standard"><text:span text:style-name="T16">⚡ Crítico</text:span></text:p>
          </table:table-cell>
        </table:table-row>
        <table:table-row table:style-name="Tabla10.1">
          <table:table-cell table:style-name="Tabla10.A2" office:value-type="string">
            <text:p text:style-name="Standard"><text:span text:style-name="T16">D4</text:span></text:p>
          </table:table-cell>
          <table:table-cell table:style-name="Tabla10.A2" office:value-type="string">
            <text:p text:style-name="Standard"><text:span text:style-name="T16">Despliegue backend en Render</text:span></text:p>
          </table:table-cell>
          <table:table-cell table:style-name="Tabla10.A2" office:value-type="string">
            <text:p text:style-name="P22"><text:span text:style-name="T16">Carlos - Tesla</text:span></text:p>
          </table:table-cell>
          <table:table-cell table:style-name="Tabla10.A2" office:value-type="string">
            <text:p text:style-name="Standard"><text:span text:style-name="T16">Backend live</text:span></text:p>
          </table:table-cell>
          <table:table-cell table:style-name="Tabla10.A2" office:value-type="string">
            <text:p text:style-name="Standard"><text:span text:style-name="T16">⚡ Crítico</text:span></text:p>
          </table:table-cell>
        </table:table-row>
        <table:table-row table:style-name="Tabla10.1">
          <table:table-cell table:style-name="Tabla10.A5" office:value-type="string">
            <text:p text:style-name="Standard"><text:span text:style-name="T16">D4</text:span></text:p>
          </table:table-cell>
          <table:table-cell table:style-name="Tabla10.A5" office:value-type="string">
            <text:p text:style-name="Standard"><text:span text:style-name="T16">Documentación: add-ons y configuración de entorno en Docusaurus</text:span></text:p>
          </table:table-cell>
          <table:table-cell table:style-name="Tabla10.A5" office:value-type="string">
            <text:p text:style-name="P22"><text:span text:style-name="T16">Jose - Turing</text:span></text:p>
          </table:table-cell>
          <table:table-cell table:style-name="Tabla10.A5" office:value-type="string">
            <text:p text:style-name="Standard"><text:span text:style-name="T16">Docs add-ons</text:span></text:p>
          </table:table-cell>
          <table:table-cell table:style-name="Tabla10.A5" office:value-type="string">
            <text:p text:style-name="Standard"><text:span text:style-name="T16">✅ Core</text:span></text:p>
          </table:table-cell>
        </table:table-row>
        <table:table-row table:style-name="Tabla10.1">
          <table:table-cell table:style-name="Tabla10.A2" office:value-type="string">
            <text:p text:style-name="Standard"><text:span text:style-name="T16">D4</text:span></text:p>
          </table:table-cell>
          <table:table-cell table:style-name="Tabla10.A2" office:value-type="string">
            <text:p text:style-name="Standard"><text:span text:style-name="T16">QA general: probar todos los flujos en entornos desplegados</text:span></text:p>
          </table:table-cell>
          <table:table-cell table:style-name="Tabla10.A2" office:value-type="string">
            <text:p text:style-name="P22"><text:span text:style-name="T16">Jose - Turing</text:span></text:p>
          </table:table-cell>
          <table:table-cell table:style-name="Tabla10.A2" office:value-type="string">
            <text:p text:style-name="Standard"><text:span text:style-name="T16">Todo validado</text:span></text:p>
          </table:table-cell>
          <table:table-cell table:style-name="Tabla10.A2" office:value-type="string">
            <text:p text:style-name="Standard"><text:span text:style-name="T16">⚡ Crítico</text:span></text:p>
          </table:table-cell>
        </table:table-row>
      </table:table>
      <text:p text:style-name="P15"/>
      <text:h text:style-name="P2" text:outline-level="2"><text:span text:style-name="T10">DÍA 5 — Pulido + Docusaurus + Pitch</text:span></text:h>
      <text:p text:style-name="P13"><text:span text:style-name="T13">Meta del día: Todo desplegado, documentación completa, pitch listo para exponer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 table:style-name="Tabla11.1">
          <table:table-cell table:style-name="Tabla11.A1" office:value-type="string">
            <text:p text:style-name="P10"><text:span text:style-name="T24">Día</text:span></text:p>
          </table:table-cell>
          <table:table-cell table:style-name="Tabla11.A1" office:value-type="string">
            <text:p text:style-name="P10"><text:span text:style-name="T24">Tarea</text:span></text:p>
          </table:table-cell>
          <table:table-cell table:style-name="Tabla11.A1" office:value-type="string">
            <text:p text:style-name="P10"><text:span text:style-name="T24">Responsable</text:span></text:p>
          </table:table-cell>
          <table:table-cell table:style-name="Tabla11.A1" office:value-type="string">
            <text:p text:style-name="P10"><text:span text:style-name="T24">Entregable</text:span></text:p>
          </table:table-cell>
          <table:table-cell table:style-name="Tabla11.A1" office:value-type="string">
            <text:p text:style-name="P10"><text:span text:style-name="T24">Estado</text:span></text:p>
          </table:table-cell>
        </table:table-row>
        <table:table-row table:style-name="Tabla11.1">
          <table:table-cell table:style-name="Tabla11.A2" office:value-type="string">
            <text:p text:style-name="Standard"><text:span text:style-name="T16">D5</text:span></text:p>
          </table:table-cell>
          <table:table-cell table:style-name="Tabla11.A2" office:value-type="string">
            <text:p text:style-name="Standard"><text:span text:style-name="T16">Pulir UI/UX: loading states, mensajes de error, vacíos de datos</text:span></text:p>
          </table:table-cell>
          <table:table-cell table:style-name="Tabla11.A2" office:value-type="string">
            <text:p text:style-name="P22"><text:span text:style-name="T16">Jennifer – Tesla + Miguel - McCarthy</text:span></text:p>
          </table:table-cell>
          <table:table-cell table:style-name="Tabla11.A2" office:value-type="string">
            <text:p text:style-name="Standard"><text:span text:style-name="T16">UX completa</text:span></text:p>
          </table:table-cell>
          <table:table-cell table:style-name="Tabla11.A2" office:value-type="string">
            <text:p text:style-name="Standard"><text:span text:style-name="T16">✅ Core</text:span></text:p>
          </table:table-cell>
        </table:table-row>
        <table:table-row table:style-name="Tabla11.1">
          <table:table-cell table:style-name="Tabla11.A3" office:value-type="string">
            <text:p text:style-name="Standard"><text:span text:style-name="T16">D5</text:span></text:p>
          </table:table-cell>
          <table:table-cell table:style-name="Tabla11.A3" office:value-type="string">
            <text:p text:style-name="Standard"><text:span text:style-name="T16">Despliegue Docusaurus en GitHub Pages (/docs)</text:span></text:p>
          </table:table-cell>
          <table:table-cell table:style-name="Tabla11.A3" office:value-type="string">
            <text:p text:style-name="P22"><text:span text:style-name="T16">Jose - Turing</text:span></text:p>
          </table:table-cell>
          <table:table-cell table:style-name="Tabla11.A3" office:value-type="string">
            <text:p text:style-name="Standard"><text:span text:style-name="T16">Docs live</text:span></text:p>
          </table:table-cell>
          <table:table-cell table:style-name="Tabla11.A3" office:value-type="string">
            <text:p text:style-name="Standard"><text:span text:style-name="T16">⚡ Crítico</text:span></text:p>
          </table:table-cell>
        </table:table-row>
        <table:table-row table:style-name="Tabla11.1">
          <table:table-cell table:style-name="Tabla11.A3" office:value-type="string">
            <text:p text:style-name="Standard"><text:span text:style-name="T16">D5</text:span></text:p>
          </table:table-cell>
          <table:table-cell table:style-name="Tabla11.A3" office:value-type="string">
            <text:p text:style-name="Standard"><text:span text:style-name="T16">Links de despliegue completos en documentación</text:span></text:p>
          </table:table-cell>
          <table:table-cell table:style-name="Tabla11.A3" office:value-type="string">
            <text:p text:style-name="P22"><text:span text:style-name="T16">Jose - Turing</text:span></text:p>
          </table:table-cell>
          <table:table-cell table:style-name="Tabla11.A3" office:value-type="string">
            <text:p text:style-name="Standard"><text:span text:style-name="T16">Docs finales</text:span></text:p>
          </table:table-cell>
          <table:table-cell table:style-name="Tabla11.A3" office:value-type="string">
            <text:p text:style-name="Standard"><text:span text:style-name="T16">⚡ Crítico</text:span></text:p>
          </table:table-cell>
        </table:table-row>
        <table:table-row table:style-name="Tabla11.1">
          <table:table-cell table:style-name="Tabla11.A3" office:value-type="string">
            <text:p text:style-name="Standard"><text:span text:style-name="T16">D5</text:span></text:p>
          </table:table-cell>
          <table:table-cell table:style-name="Tabla11.A3" office:value-type="string">
            <text:p text:style-name="Standard"><text:span text:style-name="T16">Preparar demo en vivo: flujo completo de 5 minutos</text:span></text:p>
          </table:table-cell>
          <table:table-cell table:style-name="Tabla11.A3" office:value-type="string">
            <text:p text:style-name="P22"><text:span text:style-name="T16">Jose - Turing</text:span></text:p>
          </table:table-cell>
          <table:table-cell table:style-name="Tabla11.A3" office:value-type="string">
            <text:p text:style-name="Standard"><text:span text:style-name="T16">Demo lista</text:span></text:p>
          </table:table-cell>
          <table:table-cell table:style-name="Tabla11.A3" office:value-type="string">
            <text:p text:style-name="Standard"><text:span text:style-name="T16">⚡ Crítico</text:span></text:p>
          </table:table-cell>
        </table:table-row>
        <table:table-row table:style-name="Tabla11.1">
          <table:table-cell table:style-name="Tabla11.A3" office:value-type="string">
            <text:p text:style-name="Standard"><text:span text:style-name="T16">D5</text:span></text:p>
          </table:table-cell>
          <table:table-cell table:style-name="Tabla11.A3" office:value-type="string">
            <text:p text:style-name="Standard"><text:span text:style-name="T16">Preparar slides del pitch: problema, solución, demo, equipo</text:span></text:p>
          </table:table-cell>
          <table:table-cell table:style-name="Tabla11.A3" office:value-type="string">
            <text:p text:style-name="P22"><text:span text:style-name="T16">Jose - Turing</text:span></text:p>
          </table:table-cell>
          <table:table-cell table:style-name="Tabla11.A3" office:value-type="string">
            <text:p text:style-name="Standard"><text:span text:style-name="T16">Slides listas</text:span></text:p>
          </table:table-cell>
          <table:table-cell table:style-name="Tabla11.A3" office:value-type="string">
            <text:p text:style-name="Standard"><text:span text:style-name="T16">⚡ Crítico</text:span></text:p>
          </table:table-cell>
        </table:table-row>
        <table:table-row table:style-name="Tabla11.1">
          <table:table-cell table:style-name="Tabla11.A7" office:value-type="string">
            <text:p text:style-name="Standard"><text:span text:style-name="T16">D5</text:span></text:p>
          </table:table-cell>
          <table:table-cell table:style-name="Tabla11.A7" office:value-type="string">
            <text:p text:style-name="Standard"><text:span text:style-name="T16">Bug fixes críticos detectados en QA final</text:span></text:p>
          </table:table-cell>
          <table:table-cell table:style-name="Tabla11.A7" office:value-type="string">
            <text:p text:style-name="Standard"><text:span text:style-name="T16">Todos</text:span></text:p>
          </table:table-cell>
          <table:table-cell table:style-name="Tabla11.A7" office:value-type="string">
            <text:p text:style-name="Standard"><text:span text:style-name="T16">Bugs cerrados</text:span></text:p>
          </table:table-cell>
          <table:table-cell table:style-name="Tabla11.A7" office:value-type="string">
            <text:p text:style-name="Standard"><text:span text:style-name="T16">🔴 Riesgo</text:span></text:p>
          </table:table-cell>
        </table:table-row>
        <table:table-row table:style-name="Tabla11.1">
          <table:table-cell table:style-name="Tabla11.A2" office:value-type="string">
            <text:p text:style-name="Standard"><text:span text:style-name="T16">D5</text:span></text:p>
          </table:table-cell>
          <table:table-cell table:style-name="Tabla11.A2" office:value-type="string">
            <text:p text:style-name="Standard"><text:span text:style-name="T16">Revisión final de Swagger (accesible y completo)</text:span></text:p>
          </table:table-cell>
          <table:table-cell table:style-name="Tabla11.A2" office:value-type="string">
            <text:p text:style-name="P22"><text:span text:style-name="T16">Carlos - Tesla</text:span></text:p>
          </table:table-cell>
          <table:table-cell table:style-name="Tabla11.A2" office:value-type="string">
            <text:p text:style-name="Standard"><text:span text:style-name="T16">Swagger validado</text:span></text:p>
          </table:table-cell>
          <table:table-cell table:style-name="Tabla11.A2" office:value-type="string">
            <text:p text:style-name="Standard"><text:span text:style-name="T16">✅ Core</text:span></text:p>
          </table:table-cell>
        </table:table-row>
        <table:table-row table:style-name="Tabla11.1">
          <table:table-cell table:style-name="Tabla11.A3" office:value-type="string">
            <text:p text:style-name="Standard"><text:span text:style-name="T16">D5</text:span></text:p>
          </table:table-cell>
          <table:table-cell table:style-name="Tabla11.A3" office:value-type="string">
            <text:p text:style-name="Standard"><text:span text:style-name="T16">Rehearsal del pitch (presentación interna del equipo)</text:span></text:p>
          </table:table-cell>
          <table:table-cell table:style-name="Tabla11.A3" office:value-type="string">
            <text:p text:style-name="Standard"><text:span text:style-name="T16">Todos</text:span></text:p>
          </table:table-cell>
          <table:table-cell table:style-name="Tabla11.A3" office:value-type="string">
            <text:p text:style-name="Standard"><text:span text:style-name="T16">Pitch ensayado</text:span></text:p>
          </table:table-cell>
          <table:table-cell table:style-name="Tabla11.A3" office:value-type="string">
            <text:p text:style-name="Standard"><text:span text:style-name="T16">⚡ Crítico</text:span></text:p>
          </table:table-cell>
        </table:table-row>
      </table:table>
      <text:p text:style-name="Standard"/>
      <text:h text:style-name="P1" text:outline-level="1"><text:span text:style-name="T2">5. Estructura del Workspace en Notion</text:span></text:h>
      <text:p text:style-name="P12"/>
      <text:p text:style-name="P13"><text:span text:style-name="T11">Copiar esta estructura exacta al crear el workspace de Notion del equipo:</text:span></text:p>
      <text:p text:style-name="P20"/>
      <text:p text:style-name="P21"><text:span text:style-name="T6">Páginas principales a crear:</text:span></text:p>
      <text:list text:continue-numbering="true" text:style-name="WWNum2">
        <text:list-item>
          <text:p text:style-name="P3"><text:span text:style-name="T12">📌 <text:s/>Home — Links a todo, estado general del sprint actual</text:span></text:p>
        </text:list-item>
        <text:list-item>
          <text:p text:style-name="P3"><text:span text:style-name="T12">👥 <text:s/>Equipo — Roles, contactos, fortalezas de cada persona</text:span></text:p>
        </text:list-item>
        <text:list-item>
          <text:p text:style-name="P3"><text:span text:style-name="T12">🗓️ <text:s/>Sprints — Una subpágina por día (Sprint D1 a D5)</text:span></text:p>
          <text:list>
            <text:list-item>
              <text:p text:style-name="P4"><text:span text:style-name="T26">Tablero Kanban: Por hacer / En progreso / Bloqueado / Hecho</text:span></text:p>
            </text:list-item>
            <text:list-item>
              <text:p text:style-name="P4"><text:span text:style-name="T26">Daily notes: qué hizo cada quien, bloqueos del día</text:span></text:p>
            </text:list-item>
          </text:list>
        </text:list-item>
        <text:list-item>
          <text:p text:style-name="P3"><text:span text:style-name="T12">🏗️ <text:s/>Arquitectura — Diagrama, decisiones técnicas, stack</text:span></text:p>
        </text:list-item>
        <text:list-item>
          <text:p text:style-name="P3"><text:span text:style-name="T12">🔗 <text:s/>Links de despliegue — Frontend, Backend, Swagger, Docs, Widget</text:span></text:p>
        </text:list-item>
        <text:list-item>
          <text:p text:style-name="P3"><text:span text:style-name="T12">📋 <text:s/>Modelo de datos — Tablas SQL, colecciones MongoDB</text:span></text:p>
        </text:list-item>
        <text:list-item>
          <text:p text:style-name="P3"><text:span text:style-name="T12">🐛 <text:s/>Bug Tracker — Tabla: Bug | Severidad | Responsable | Estado</text:span></text:p>
        </text:list-item>
        <text:list-item>
          <text:p text:style-name="P3"><text:span text:style-name="T12">🎤 <text:s/>Pitch — Guión, slides, demo, recursos para la exposición</text:span></text:p>
        </text:list-item>
      </text:list>
      <text:p text:style-name="P14"/>
      <text:p text:style-name="P21"><text:span text:style-name="T6">Propiedades del tablero de tareas (Kanban):</text:span></text:p>
      <table:table table:name="Tabla12" table:style-name="Tabla12">
        <table:table-column table:style-name="Tabla12.A" table:number-columns-repeated="3"/>
        <table:table-column table:style-name="Tabla12.D"/>
        <table:table-row table:style-name="Tabla12.1">
          <table:table-cell table:style-name="Tabla12.A1" office:value-type="string">
            <text:p text:style-name="P10"><text:span text:style-name="T19">Campo</text:span></text:p>
          </table:table-cell>
          <table:table-cell table:style-name="Tabla12.A1" office:value-type="string">
            <text:p text:style-name="P10"><text:span text:style-name="T19">Tipo</text:span></text:p>
          </table:table-cell>
          <table:table-cell table:style-name="Tabla12.A1" office:value-type="string">
            <text:p text:style-name="P10"><text:span text:style-name="T19">Valores</text:span></text:p>
          </table:table-cell>
          <table:table-cell table:style-name="Tabla12.A1" office:value-type="string">
            <text:p text:style-name="P10"><text:span text:style-name="T19">Notas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Tarea</text:span></text:p>
          </table:table-cell>
          <table:table-cell table:style-name="Tabla12.B2" office:value-type="string">
            <text:p text:style-name="Standard"><text:span text:style-name="T16">Título</text:span></text:p>
          </table:table-cell>
          <table:table-cell table:style-name="Tabla12.B2" office:value-type="string">
            <text:p text:style-name="Standard"><text:span text:style-name="T16">—</text:span></text:p>
          </table:table-cell>
          <table:table-cell table:style-name="Tabla12.B2" office:value-type="string">
            <text:p text:style-name="Standard"><text:span text:style-name="T16">Nombre corto de la tarea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Estado</text:span></text:p>
          </table:table-cell>
          <table:table-cell table:style-name="Tabla12.B2" office:value-type="string">
            <text:p text:style-name="Standard"><text:span text:style-name="T16">Select</text:span></text:p>
          </table:table-cell>
          <table:table-cell table:style-name="Tabla12.B2" office:value-type="string">
            <text:p text:style-name="Standard"><text:span text:style-name="T16">Por hacer / En progreso / Bloqueado / Hecho</text:span></text:p>
          </table:table-cell>
          <table:table-cell table:style-name="Tabla12.B2" office:value-type="string">
            <text:p text:style-name="Standard"><text:span text:style-name="T16">Actualizar diario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Responsable</text:span></text:p>
          </table:table-cell>
          <table:table-cell table:style-name="Tabla12.B2" office:value-type="string">
            <text:p text:style-name="Standard"><text:span text:style-name="T16">Person</text:span></text:p>
          </table:table-cell>
          <table:table-cell table:style-name="Tabla12.B2" office:value-type="string">
            <text:p text:style-name="Standard"><text:span text:style-name="T16">A / B / C / D</text:span></text:p>
          </table:table-cell>
          <table:table-cell table:style-name="Tabla12.B2" office:value-type="string">
            <text:p text:style-name="Standard"><text:span text:style-name="T16">Quién la lleva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Día</text:span></text:p>
          </table:table-cell>
          <table:table-cell table:style-name="Tabla12.B2" office:value-type="string">
            <text:p text:style-name="Standard"><text:span text:style-name="T16">Select</text:span></text:p>
          </table:table-cell>
          <table:table-cell table:style-name="Tabla12.B2" office:value-type="string">
            <text:p text:style-name="Standard"><text:span text:style-name="T16">D1 / D2 / D3 / D4 / D5</text:span></text:p>
          </table:table-cell>
          <table:table-cell table:style-name="Tabla12.B2" office:value-type="string">
            <text:p text:style-name="Standard"><text:span text:style-name="T16">Sprint del día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Prioridad</text:span></text:p>
          </table:table-cell>
          <table:table-cell table:style-name="Tabla12.B2" office:value-type="string">
            <text:p text:style-name="Standard"><text:span text:style-name="T16">Select</text:span></text:p>
          </table:table-cell>
          <table:table-cell table:style-name="Tabla12.B2" office:value-type="string">
            <text:p text:style-name="Standard"><text:span text:style-name="T16">Crítico / Core / Nice to have</text:span></text:p>
          </table:table-cell>
          <table:table-cell table:style-name="Tabla12.B2" office:value-type="string">
            <text:p text:style-name="Standard"><text:span text:style-name="T16">No negociar críticos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Entregable</text:span></text:p>
          </table:table-cell>
          <table:table-cell table:style-name="Tabla12.B2" office:value-type="string">
            <text:p text:style-name="Standard"><text:span text:style-name="T16">Texto</text:span></text:p>
          </table:table-cell>
          <table:table-cell table:style-name="Tabla12.B2" office:value-type="string">
            <text:p text:style-name="Standard"><text:span text:style-name="T16">—</text:span></text:p>
          </table:table-cell>
          <table:table-cell table:style-name="Tabla12.B2" office:value-type="string">
            <text:p text:style-name="Standard"><text:span text:style-name="T16">Qué se entrega</text:span></text:p>
          </table:table-cell>
        </table:table-row>
        <table:table-row table:style-name="Tabla12.1">
          <table:table-cell table:style-name="Tabla12.A2" office:value-type="string">
            <text:p text:style-name="Standard"><text:span text:style-name="T16">Notas</text:span></text:p>
          </table:table-cell>
          <table:table-cell table:style-name="Tabla12.B2" office:value-type="string">
            <text:p text:style-name="Standard"><text:span text:style-name="T16">Texto largo</text:span></text:p>
          </table:table-cell>
          <table:table-cell table:style-name="Tabla12.B2" office:value-type="string">
            <text:p text:style-name="Standard"><text:span text:style-name="T16">—</text:span></text:p>
          </table:table-cell>
          <table:table-cell table:style-name="Tabla12.B2" office:value-type="string">
            <text:p text:style-name="Standard"><text:span text:style-name="T16">Bloqueos, contexto</text:span></text:p>
          </table:table-cell>
        </table:table-row>
      </table:table>
      <text:p text:style-name="Standard"/>
      <text:h text:style-name="P1" text:outline-level="1"><text:span text:style-name="T2">6. Guión del Pitch Comercial</text:span></text:h>
      <text:p text:style-name="P12"/>
      <text:p text:style-name="P13"><text:span text:style-name="T11">Duración sugerida: 5-8 minutos de presentación + demo en vivo. Estructura recomendada:</text:span></text:p>
      <text:p text:style-name="P14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10"><text:span text:style-name="T19">Bloque</text:span></text:p>
          </table:table-cell>
          <table:table-cell table:style-name="Tabla13.A1" office:value-type="string">
            <text:p text:style-name="P10"><text:span text:style-name="T19">Contenido</text:span></text:p>
          </table:table-cell>
          <table:table-cell table:style-name="Tabla13.A1" office:value-type="string">
            <text:p text:style-name="P10"><text:span text:style-name="T19">Tiempo</text:span></text:p>
          </table:table-cell>
        </table:table-row>
        <table:table-row table:style-name="Tabla13.1">
          <table:table-cell table:style-name="Tabla13.A2" office:value-type="string">
            <text:p text:style-name="Standard"><text:span text:style-name="T15">Gancho</text:span></text:p>
          </table:table-cell>
          <table:table-cell table:style-name="Tabla13.A2" office:value-type="string">
            <text:p text:style-name="Standard"><text:span text:style-name="T18">¿Cuántas veces llamaste a un negocio para saber el estado de tu queja y nunca te respondieron? Eso termina hoy.</text:span></text:p>
          </table:table-cell>
          <table:table-cell table:style-name="Tabla13.A2" office:value-type="string">
            <text:p text:style-name="Standard"><text:span text:style-name="T18">30 seg</text:span></text:p>
          </table:table-cell>
        </table:table-row>
        <table:table-row table:style-name="Tabla13.1">
          <table:table-cell table:style-name="Tabla13.A3" office:value-type="string">
            <text:p text:style-name="Standard"><text:span text:style-name="T15">Problema</text:span></text:p>
          </table:table-cell>
          <table:table-cell table:style-name="Tabla13.A3" office:value-type="string">
            <text:p text:style-name="Standard"><text:span text:style-name="T18">Las PYMEs no tienen infraestructura de soporte. Los clientes quedan en el limbo. Las quejas se pierden en WhatsApp.</text:span></text:p>
          </table:table-cell>
          <table:table-cell table:style-name="Tabla13.A3" office:value-type="string">
            <text:p text:style-name="Standard"><text:span text:style-name="T18">45 seg</text:span></text:p>
          </table:table-cell>
        </table:table-row>
        <table:table-row table:style-name="Tabla13.1">
          <table:table-cell table:style-name="Tabla13.A2" office:value-type="string">
            <text:p text:style-name="Standard"><text:span text:style-name="T15">Solución</text:span></text:p>
          </table:table-cell>
          <table:table-cell table:style-name="Tabla13.A2" office:value-type="string">
            <text:p text:style-name="Standard"><text:span text:style-name="T18">SupCrud by Crudzaso: un widget que cualquier negocio pega en su web en 2 minutos, y sus clientes pueden crear y consultar tickets con un código único.</text:span></text:p>
          </table:table-cell>
          <table:table-cell table:style-name="Tabla13.A2" office:value-type="string">
            <text:p text:style-name="Standard"><text:span text:style-name="T18">1 min</text:span></text:p>
          </table:table-cell>
        </table:table-row>
        <table:table-row table:style-name="Tabla13.1">
          <table:table-cell table:style-name="Tabla13.A3" office:value-type="string">
            <text:p text:style-name="Standard"><text:span text:style-name="T15">Demo en vivo</text:span></text:p>
          </table:table-cell>
          <table:table-cell table:style-name="Tabla13.A3" office:value-type="string">
            <text:p text:style-name="Standard"><text:span text:style-name="T18">1) Embeber widget → 2) Crear ticket → 3) Consultar con código → 4) Validar con OTP → 5) Panel del agente resuelve → 6) IA sugiere prioridad</text:span></text:p>
          </table:table-cell>
          <table:table-cell table:style-name="Tabla13.A3" office:value-type="string">
            <text:p text:style-name="Standard"><text:span text:style-name="T18">2-3 min</text:span></text:p>
          </table:table-cell>
        </table:table-row>
        <table:table-row table:style-name="Tabla13.1">
          <table:table-cell table:style-name="Tabla13.A2" office:value-type="string">
            <text:p text:style-name="Standard"><text:span text:style-name="T15">Diferenciadores</text:span></text:p>
          </table:table-cell>
          <table:table-cell table:style-name="Tabla13.A2" office:value-type="string">
            <text:p text:style-name="Standard"><text:span text:style-name="T18">Multi-workspace, add-ons modulares, IA integrada, consulta pública sin cuenta, OTP para privacidad, desplegado 100% gratuito.</text:span></text:p>
          </table:table-cell>
          <table:table-cell table:style-name="Tabla13.A2" office:value-type="string">
            <text:p text:style-name="Standard"><text:span text:style-name="T18">45 seg</text:span></text:p>
          </table:table-cell>
        </table:table-row>
        <table:table-row table:style-name="Tabla13.1">
          <table:table-cell table:style-name="Tabla13.A3" office:value-type="string">
            <text:p text:style-name="Standard"><text:span text:style-name="T15">Equipo</text:span></text:p>
          </table:table-cell>
          <table:table-cell table:style-name="Tabla13.A3" office:value-type="string">
            <text:p text:style-name="Standard"><text:span text:style-name="T18">Crudzaso: 4 desarrolladores full-stack, construido en 5 días. Stack: Node.js, PostgreSQL, MongoDB, JS vanilla, Tailwind.</text:span></text:p>
          </table:table-cell>
          <table:table-cell table:style-name="Tabla13.A3" office:value-type="string">
            <text:p text:style-name="Standard"><text:span text:style-name="T18">30 seg</text:span></text:p>
          </table:table-cell>
        </table:table-row>
        <table:table-row table:style-name="Tabla13.1">
          <table:table-cell table:style-name="Tabla13.A2" office:value-type="string">
            <text:p text:style-name="Standard"><text:span text:style-name="T15">Cierre</text:span></text:p>
          </table:table-cell>
          <table:table-cell table:style-name="Tabla13.A2" office:value-type="string">
            <text:p text:style-name="Standard"><text:span text:style-name="T18">SupCrud es la capa de soporte que toda PYME merece. Simple de integrar, poderoso de usar.</text:span></text:p>
          </table:table-cell>
          <table:table-cell table:style-name="Tabla13.A2" office:value-type="string">
            <text:p text:style-name="Standard"><text:span text:style-name="T18">30 seg</text:span></text:p>
          </table:table-cell>
        </table:table-row>
      </table:table>
      <text:p text:style-name="P15"/>
      <text:h text:style-name="P2" text:outline-level="2"><text:span text:style-name="T10">Consejo para la demo en vivo</text:span></text:h>
      <text:list text:continue-numbering="true" text:style-name="WWNum2">
        <text:list-item>
          <text:p text:style-name="P3"><text:span text:style-name="T12">Tener datos de prueba precargados (no crear todo desde cero en la expo).</text:span></text:p>
        </text:list-item>
        <text:list-item>
          <text:p text:style-name="P3"><text:span text:style-name="T12">Preparar un sitio de demo donde ya esté el widget embebido.</text:span></text:p>
        </text:list-item>
        <text:list-item>
          <text:p text:style-name="P3"><text:span text:style-name="T12">Tener el OTP con expiración larga durante la demo (5-10 min) para no presionar.</text:span></text:p>
        </text:list-item>
        <text:list-item>
          <text:p text:style-name="P3"><text:span text:style-name="T12">Mostrar el Swagger como prueba de documentación técnica.</text:span></text:p>
        </text:list-item>
        <text:list-item>
          <text:p text:style-name="P3"><text:span text:style-name="T12">Mostrar Docusaurus como prueba de documentación completa.</text:span></text:p>
        </text:list-item>
      </text:list>
      <text:p text:style-name="Standard"/>
      <text:h text:style-name="P1" text:outline-level="1"><text:span text:style-name="T2">7. Reglas del Equipo (Acuerdos de Trabajo)</text:span></text:h>
      <text:p text:style-name="P12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"><text:span text:style-name="T11">🕐</text:span></text:p>
          </table:table-cell>
          <table:table-cell table:style-name="Tabla14.B1" office:value-type="string">
            <text:p text:style-name="Standard"><text:span text:style-name="T14">Daily de 15 min cada día al inicio. Sin excepciones. ¿Qué hice ayer? ¿Qué haré hoy? ¿Hay un bloqueo?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🚨</text:span></text:p>
          </table:table-cell>
          <table:table-cell table:style-name="Tabla14.B1" office:value-type="string">
            <text:p text:style-name="Standard"><text:span text:style-name="T14">Si algo está bloqueado más de 1 hora, se escala al equipo inmediatamente, no mañana.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✅</text:span></text:p>
          </table:table-cell>
          <table:table-cell table:style-name="Tabla14.B1" office:value-type="string">
            <text:p text:style-name="Standard"><text:span text:style-name="T14">No se mergea nada a main sin que otra persona lo haya revisado brevemente.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📝</text:span></text:p>
          </table:table-cell>
          <table:table-cell table:style-name="Tabla14.B1" office:value-type="string">
            <text:p text:style-name="Standard"><text:span text:style-name="T14">Cada tarea completada se mueve a 'Hecho' en Notion el mismo día.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🔗</text:span></text:p>
          </table:table-cell>
          <table:table-cell table:style-name="Tabla14.B1" office:value-type="string">
            <text:p text:style-name="Standard"><text:span text:style-name="T14">Las variables de entorno NUNCA van al repo. Usar .env + .gitignore desde el día 1.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🎯</text:span></text:p>
          </table:table-cell>
          <table:table-cell table:style-name="Tabla14.B1" office:value-type="string">
            <text:p text:style-name="Standard"><text:span text:style-name="T14">Las tareas 'Crítico' van primero siempre. Las 'Nice to have' solo si sobra tiempo en D5.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💬</text:span></text:p>
          </table:table-cell>
          <table:table-cell table:style-name="Tabla14.B1" office:value-type="string">
            <text:p text:style-name="Standard"><text:span text:style-name="T14">Canal de comunicación principal: el que el equipo decida (WhatsApp/Discord). Sin silencios.</text:span></text:p>
          </table:table-cell>
        </table:table-row>
        <table:table-row table:style-name="Tabla14.1">
          <table:table-cell table:style-name="Tabla14.A1" office:value-type="string">
            <text:p text:style-name="P10"><text:span text:style-name="T11">🏁</text:span></text:p>
          </table:table-cell>
          <table:table-cell table:style-name="Tabla14.B1" office:value-type="string">
            <text:p text:style-name="Standard"><text:span text:style-name="T14">El D4 debe estar todo desplegado. El D5 es solo pulido y pitch. No código nuevo estructural en D5.</text:span></text:p>
          </table:table-cell>
        </table:table-row>
      </table:table>
      <text:p text:style-name="P21"/>
      <text:p text:style-name="P12"/>
      <text:p text:style-name="P11"><text:span text:style-name="T9">SupCrud by Crudzaso <text:s/>· <text:s/>Equipo Crudzaso <text:s/>· <text:s/>Documento interno de arranqu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564cm" fo:margin-bottom="0.282cm" style:contextual-spacing="false"/>
      <style:text-properties fo:color="#4a90d9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494cm" fo:margin-bottom="0.212cm" style:contextual-spacing="false"/>
      <style:text-properties fo:color="#1a1a2e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4T20:00:50.481000000</meta:creation-date>
    <dc:date>2026-03-04T21:43:06.519316939</dc:date>
    <meta:editing-duration>PT7M25S</meta:editing-duration>
    <meta:document-statistic meta:table-count="14" meta:image-count="0" meta:object-count="0" meta:page-count="12" meta:paragraph-count="487" meta:word-count="2328" meta:character-count="13730" meta:non-whitespace-character-count="11855"/>
    <meta:generator>LibreOffice/24.2.7.2$Linux_X86_64 LibreOffice_project/420$Build-2</meta:generator>
  </office:meta>
</office:document-meta>
</file>